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A00000082C4FB3BE3D1FA32BF.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Comic Sans MS" svg:font-family="'Comic Sans MS'" style:font-family-generic="script" style:font-pitch="variable"/>
    <style:font-face style:name="Helvetica" svg:font-family="Helvetica" style:font-family-generic="swiss" style:font-pitch="variable"/>
    <style:font-face style:name="Helvetica1" svg:font-family="Helvetica"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start" style:justify-single-word="false"/>
      <style:text-properties officeooo:rsid="004b50ef" officeooo:paragraph-rsid="004b50ef"/>
    </style:style>
    <style:style style:name="P2" style:family="paragraph" style:parent-style-name="Text_20_body">
      <style:text-properties style:font-name="Helvetica" fo:font-size="14pt" style:font-size-asian="14pt" style:font-size-complex="14pt"/>
    </style:style>
    <style:style style:name="P3" style:family="paragraph" style:parent-style-name="Text_20_body">
      <style:text-properties style:font-name="Helvetica" fo:font-size="14pt" officeooo:rsid="001675ca" officeooo:paragraph-rsid="001d7788" style:font-size-asian="14pt" style:font-size-complex="14pt"/>
    </style:style>
    <style:style style:name="P4" style:family="paragraph" style:parent-style-name="Text_20_body">
      <style:text-properties style:font-name="Helvetica" fo:font-size="14pt" officeooo:rsid="001d7788" officeooo:paragraph-rsid="001d7788" style:font-size-asian="14pt" style:font-size-complex="14pt"/>
    </style:style>
    <style:style style:name="P5" style:family="paragraph" style:parent-style-name="Text_20_body">
      <style:text-properties style:font-name="Helvetica" fo:font-size="14pt" officeooo:rsid="0044fb91" officeooo:paragraph-rsid="0044fb91" style:font-size-asian="14pt" style:font-size-complex="14pt"/>
    </style:style>
    <style:style style:name="P6" style:family="paragraph" style:parent-style-name="Text_20_body">
      <style:text-properties style:font-name="Helvetica" fo:font-size="14pt" officeooo:rsid="0039a810" officeooo:paragraph-rsid="0039a810" style:font-size-asian="14pt" style:font-size-complex="14pt"/>
    </style:style>
    <style:style style:name="P7" style:family="paragraph" style:parent-style-name="Text_20_body">
      <style:text-properties style:font-name="Helvetica" fo:font-size="14pt" officeooo:rsid="0039a810" officeooo:paragraph-rsid="001d7788" style:font-size-asian="14pt" style:font-size-complex="14pt"/>
    </style:style>
    <style:style style:name="P8" style:family="paragraph" style:parent-style-name="Text_20_body">
      <style:text-properties style:font-name="Helvetica" fo:font-size="14pt" officeooo:paragraph-rsid="001e6cd9" style:font-size-asian="14pt" style:font-size-complex="14pt"/>
    </style:style>
    <style:style style:name="P9" style:family="paragraph" style:parent-style-name="Text_20_body">
      <style:text-properties style:font-name="Helvetica" fo:font-size="14pt" officeooo:rsid="001a3045" officeooo:paragraph-rsid="001e6cd9" style:font-size-asian="14pt" style:font-size-complex="14pt"/>
    </style:style>
    <style:style style:name="P10" style:family="paragraph" style:parent-style-name="Text_20_body">
      <style:text-properties style:font-name="Helvetica" fo:font-size="14pt" officeooo:rsid="001ac463" officeooo:paragraph-rsid="001e6cd9" style:font-size-asian="14pt" style:font-size-complex="14pt"/>
    </style:style>
    <style:style style:name="P11" style:family="paragraph" style:parent-style-name="Text_20_body">
      <style:text-properties style:font-name="Helvetica" fo:font-size="14pt" officeooo:rsid="001e35fd" officeooo:paragraph-rsid="001e6cd9" style:font-size-asian="14pt" style:font-size-complex="14pt"/>
    </style:style>
    <style:style style:name="P12" style:family="paragraph" style:parent-style-name="Text_20_body">
      <style:text-properties style:font-name="Helvetica" fo:font-size="14pt" officeooo:rsid="001b6796" officeooo:paragraph-rsid="001e6cd9" style:font-size-asian="14pt" style:font-size-complex="14pt"/>
    </style:style>
    <style:style style:name="P13" style:family="paragraph" style:parent-style-name="Text_20_body">
      <style:text-properties style:font-name="Helvetica" fo:font-size="14pt" officeooo:rsid="001d0044" officeooo:paragraph-rsid="001e6cd9" style:font-size-asian="14pt" style:font-size-complex="14pt"/>
    </style:style>
    <style:style style:name="P14" style:family="paragraph" style:parent-style-name="Text_20_body">
      <style:text-properties style:font-name="Helvetica" fo:font-size="14pt" officeooo:rsid="001fb6de" officeooo:paragraph-rsid="001fb6de" style:font-size-asian="14pt" style:font-size-complex="14pt"/>
    </style:style>
    <style:style style:name="P15" style:family="paragraph" style:parent-style-name="Text_20_body">
      <style:text-properties style:font-name="Helvetica" fo:font-size="14pt" officeooo:rsid="001fb6de" officeooo:paragraph-rsid="004ebc73" style:font-size-asian="14pt" style:font-size-complex="14pt"/>
    </style:style>
    <style:style style:name="P16" style:family="paragraph" style:parent-style-name="Text_20_body">
      <style:text-properties style:font-name="Helvetica" fo:font-size="14pt" officeooo:rsid="001fb6de" officeooo:paragraph-rsid="004ede52" style:font-size-asian="14pt" style:font-size-complex="14pt"/>
    </style:style>
    <style:style style:name="P17" style:family="paragraph" style:parent-style-name="Text_20_body">
      <style:text-properties style:font-name="Helvetica" fo:font-size="14pt" officeooo:rsid="001fb6de" officeooo:paragraph-rsid="004f6c97" style:font-size-asian="14pt" style:font-size-complex="14pt"/>
    </style:style>
    <style:style style:name="P18" style:family="paragraph" style:parent-style-name="Text_20_body">
      <style:text-properties style:font-name="Helvetica" fo:font-size="14pt" officeooo:rsid="001fb6de" officeooo:paragraph-rsid="004fbf9f" style:font-size-asian="14pt" style:font-size-complex="14pt"/>
    </style:style>
    <style:style style:name="P19" style:family="paragraph" style:parent-style-name="Text_20_body">
      <style:text-properties style:font-name="Helvetica" fo:font-size="14pt" officeooo:rsid="001fb6de" officeooo:paragraph-rsid="0050d1c9" style:font-size-asian="14pt" style:font-size-complex="14pt"/>
    </style:style>
    <style:style style:name="P20" style:family="paragraph" style:parent-style-name="Text_20_body">
      <style:text-properties style:font-name="Helvetica" fo:font-size="14pt" officeooo:rsid="001fb6de" officeooo:paragraph-rsid="0051ceba" style:font-size-asian="14pt" style:font-size-complex="14pt"/>
    </style:style>
    <style:style style:name="P21" style:family="paragraph" style:parent-style-name="Text_20_body">
      <style:text-properties style:font-name="Helvetica" fo:font-size="14pt" officeooo:rsid="001fb6de" officeooo:paragraph-rsid="00521c0d" style:font-size-asian="14pt" style:font-size-complex="14pt"/>
    </style:style>
    <style:style style:name="P22" style:family="paragraph" style:parent-style-name="Text_20_body">
      <style:text-properties style:font-name="Helvetica" fo:font-size="14pt" officeooo:rsid="001fb6de" officeooo:paragraph-rsid="005488fe" style:font-size-asian="14pt" style:font-size-complex="14pt"/>
    </style:style>
    <style:style style:name="P23" style:family="paragraph" style:parent-style-name="Text_20_body">
      <style:text-properties style:font-name="Helvetica" fo:font-size="14pt" officeooo:rsid="001fb6de" officeooo:paragraph-rsid="0055d394" style:font-size-asian="14pt" style:font-size-complex="14pt"/>
    </style:style>
    <style:style style:name="P24" style:family="paragraph" style:parent-style-name="Text_20_body">
      <style:text-properties style:font-name="Helvetica" fo:font-size="14pt" officeooo:rsid="001fb6de" officeooo:paragraph-rsid="00571df9" style:font-size-asian="14pt" style:font-size-complex="14pt"/>
    </style:style>
    <style:style style:name="P25" style:family="paragraph" style:parent-style-name="Text_20_body">
      <style:text-properties style:font-name="Helvetica" fo:font-size="14pt" officeooo:rsid="001fb6de" officeooo:paragraph-rsid="0057922b" style:font-size-asian="14pt" style:font-size-complex="14pt"/>
    </style:style>
    <style:style style:name="P26" style:family="paragraph" style:parent-style-name="Text_20_body">
      <style:text-properties style:font-name="Helvetica" fo:font-size="14pt" officeooo:rsid="001fb6de" officeooo:paragraph-rsid="005ae4ce" style:font-size-asian="14pt" style:font-size-complex="14pt"/>
    </style:style>
    <style:style style:name="P27" style:family="paragraph" style:parent-style-name="Text_20_body">
      <style:text-properties style:font-name="Helvetica" fo:font-size="14pt" officeooo:rsid="001fb6de" officeooo:paragraph-rsid="005c841d" style:font-size-asian="14pt" style:font-size-complex="14pt"/>
    </style:style>
    <style:style style:name="P28" style:family="paragraph" style:parent-style-name="Text_20_body">
      <style:text-properties style:font-name="Helvetica" fo:font-size="14pt" officeooo:rsid="001fb6de" officeooo:paragraph-rsid="005d7b40" style:font-size-asian="14pt" style:font-size-complex="14pt"/>
    </style:style>
    <style:style style:name="P29" style:family="paragraph" style:parent-style-name="Text_20_body">
      <style:text-properties style:font-name="Helvetica" fo:font-size="14pt" officeooo:rsid="001fb6de" officeooo:paragraph-rsid="005ea7f1" style:font-size-asian="14pt" style:font-size-complex="14pt"/>
    </style:style>
    <style:style style:name="P30" style:family="paragraph" style:parent-style-name="Text_20_body">
      <style:text-properties style:font-name="Helvetica" fo:font-size="14pt" officeooo:rsid="001fb6de" officeooo:paragraph-rsid="005ffc5e" style:font-size-asian="14pt" style:font-size-complex="14pt"/>
    </style:style>
    <style:style style:name="P31" style:family="paragraph" style:parent-style-name="Text_20_body">
      <style:text-properties style:font-name="Helvetica" fo:font-size="14pt" officeooo:rsid="001fb6de" officeooo:paragraph-rsid="0061a759" style:font-size-asian="14pt" style:font-size-complex="14pt"/>
    </style:style>
    <style:style style:name="P32" style:family="paragraph" style:parent-style-name="Text_20_body">
      <style:text-properties style:font-name="Helvetica" fo:font-size="14pt" officeooo:rsid="001fb6de" officeooo:paragraph-rsid="00636bff" style:font-size-asian="14pt" style:font-size-complex="14pt"/>
    </style:style>
    <style:style style:name="P33" style:family="paragraph" style:parent-style-name="Text_20_body">
      <style:text-properties style:font-name="Helvetica" fo:font-size="14pt" officeooo:rsid="001fb6de" officeooo:paragraph-rsid="0064d872" style:font-size-asian="14pt" style:font-size-complex="14pt"/>
    </style:style>
    <style:style style:name="P34" style:family="paragraph" style:parent-style-name="Text_20_body">
      <style:text-properties style:font-name="Helvetica" fo:font-size="14pt" officeooo:rsid="001fb6de" officeooo:paragraph-rsid="00663750" style:font-size-asian="14pt" style:font-size-complex="14pt"/>
    </style:style>
    <style:style style:name="P35" style:family="paragraph" style:parent-style-name="Text_20_body">
      <style:text-properties style:font-name="Helvetica" fo:font-size="14pt" officeooo:rsid="001fb6de" officeooo:paragraph-rsid="0067bcce" style:font-size-asian="14pt" style:font-size-complex="14pt"/>
    </style:style>
    <style:style style:name="P36" style:family="paragraph" style:parent-style-name="Text_20_body">
      <style:text-properties style:font-name="Helvetica" fo:font-size="14pt" officeooo:rsid="001fb6de" officeooo:paragraph-rsid="006a0924" style:font-size-asian="14pt" style:font-size-complex="14pt"/>
    </style:style>
    <style:style style:name="P37" style:family="paragraph" style:parent-style-name="Text_20_body">
      <style:text-properties style:font-name="Helvetica" fo:font-size="14pt" officeooo:rsid="001fb6de" officeooo:paragraph-rsid="006ceb7d" style:font-size-asian="14pt" style:font-size-complex="14pt"/>
    </style:style>
    <style:style style:name="P38" style:family="paragraph" style:parent-style-name="Text_20_body">
      <style:text-properties style:font-name="Helvetica" fo:font-size="14pt" officeooo:rsid="001fb6de" officeooo:paragraph-rsid="006da4a3" style:font-size-asian="14pt" style:font-size-complex="14pt"/>
    </style:style>
    <style:style style:name="P39" style:family="paragraph" style:parent-style-name="Text_20_body">
      <style:text-properties style:font-name="Helvetica" fo:font-size="14pt" officeooo:rsid="0020d262" officeooo:paragraph-rsid="0020d262" style:font-size-asian="14pt" style:font-size-complex="14pt"/>
    </style:style>
    <style:style style:name="P40" style:family="paragraph" style:parent-style-name="Text_20_body">
      <style:text-properties style:font-name="Helvetica" fo:font-size="14pt" officeooo:rsid="0020d262" officeooo:paragraph-rsid="004fbf9f" style:font-size-asian="14pt" style:font-size-complex="14pt"/>
    </style:style>
    <style:style style:name="P41" style:family="paragraph" style:parent-style-name="Text_20_body">
      <style:text-properties style:font-name="Helvetica" fo:font-size="14pt" officeooo:rsid="0020d262" officeooo:paragraph-rsid="006f5189" style:font-size-asian="14pt" style:font-size-complex="14pt"/>
    </style:style>
    <style:style style:name="P42" style:family="paragraph" style:parent-style-name="Text_20_body">
      <style:text-properties style:font-name="Helvetica" fo:font-size="14pt" officeooo:rsid="0024b1f7" officeooo:paragraph-rsid="0024b1f7" style:font-size-asian="14pt" style:font-size-complex="14pt"/>
    </style:style>
    <style:style style:name="P43" style:family="paragraph" style:parent-style-name="Text_20_body">
      <style:text-properties style:font-name="Helvetica" fo:font-size="14pt" officeooo:rsid="00265a6d" officeooo:paragraph-rsid="00265a6d" style:font-size-asian="14pt" style:font-size-complex="14pt"/>
    </style:style>
    <style:style style:name="P44" style:family="paragraph" style:parent-style-name="Text_20_body">
      <style:text-properties style:font-name="Helvetica" fo:font-size="14pt" officeooo:rsid="0026db87" officeooo:paragraph-rsid="0026db87" style:font-size-asian="14pt" style:font-size-complex="14pt"/>
    </style:style>
    <style:style style:name="P45" style:family="paragraph" style:parent-style-name="Text_20_body">
      <style:text-properties style:font-name="Helvetica" fo:font-size="14pt" officeooo:rsid="0026db87" officeooo:paragraph-rsid="004fbf9f" style:font-size-asian="14pt" style:font-size-complex="14pt"/>
    </style:style>
    <style:style style:name="P46" style:family="paragraph" style:parent-style-name="Text_20_body">
      <style:text-properties style:font-name="Helvetica" fo:font-size="14pt" officeooo:rsid="002ab47a" officeooo:paragraph-rsid="002ab47a" style:font-size-asian="14pt" style:font-size-complex="14pt"/>
    </style:style>
    <style:style style:name="P47" style:family="paragraph" style:parent-style-name="Text_20_body">
      <style:text-properties style:font-name="Helvetica" fo:font-size="14pt" officeooo:rsid="002ab47a" officeooo:paragraph-rsid="0050d1c9" style:font-size-asian="14pt" style:font-size-complex="14pt"/>
    </style:style>
    <style:style style:name="P48" style:family="paragraph" style:parent-style-name="Text_20_body">
      <style:text-properties style:font-name="Helvetica" fo:font-size="14pt" officeooo:rsid="002c7565" officeooo:paragraph-rsid="002c7565" style:font-size-asian="14pt" style:font-size-complex="14pt"/>
    </style:style>
    <style:style style:name="P49" style:family="paragraph" style:parent-style-name="Text_20_body">
      <style:text-properties style:font-name="Helvetica" fo:font-size="14pt" officeooo:rsid="002c7565" officeooo:paragraph-rsid="00521c0d" style:font-size-asian="14pt" style:font-size-complex="14pt"/>
    </style:style>
    <style:style style:name="P50" style:family="paragraph" style:parent-style-name="Text_20_body">
      <style:text-properties style:font-name="Helvetica" fo:font-size="14pt" officeooo:rsid="002d4575" officeooo:paragraph-rsid="002d4575" style:font-size-asian="14pt" style:font-size-complex="14pt"/>
    </style:style>
    <style:style style:name="P51" style:family="paragraph" style:parent-style-name="Text_20_body">
      <style:text-properties style:font-name="Helvetica" fo:font-size="14pt" officeooo:rsid="002d4575" officeooo:paragraph-rsid="00546a86" style:font-size-asian="14pt" style:font-size-complex="14pt"/>
    </style:style>
    <style:style style:name="P52" style:family="paragraph" style:parent-style-name="Text_20_body">
      <style:text-properties style:font-name="Helvetica" fo:font-size="14pt" officeooo:rsid="002fded7" officeooo:paragraph-rsid="002fded7" style:font-size-asian="14pt" style:font-size-complex="14pt"/>
    </style:style>
    <style:style style:name="P53" style:family="paragraph" style:parent-style-name="Text_20_body">
      <style:text-properties style:font-name="Helvetica" fo:font-size="14pt" officeooo:rsid="002fded7" officeooo:paragraph-rsid="005488fe" style:font-size-asian="14pt" style:font-size-complex="14pt"/>
    </style:style>
    <style:style style:name="P54" style:family="paragraph" style:parent-style-name="Text_20_body">
      <style:text-properties style:font-name="Helvetica" fo:font-size="14pt" officeooo:rsid="003152eb" officeooo:paragraph-rsid="003152eb" style:font-size-asian="14pt" style:font-size-complex="14pt"/>
    </style:style>
    <style:style style:name="P55" style:family="paragraph" style:parent-style-name="Text_20_body">
      <style:text-properties style:font-name="Helvetica" fo:font-size="14pt" officeooo:rsid="0033223f" officeooo:paragraph-rsid="0033223f" style:font-size-asian="14pt" style:font-size-complex="14pt"/>
    </style:style>
    <style:style style:name="P56" style:family="paragraph" style:parent-style-name="Text_20_body">
      <style:text-properties style:font-name="Helvetica" fo:font-size="14pt" officeooo:rsid="003b3e40" officeooo:paragraph-rsid="003b3e40" style:font-size-asian="14pt" style:font-size-complex="14pt"/>
    </style:style>
    <style:style style:name="P57" style:family="paragraph" style:parent-style-name="Text_20_body">
      <style:text-properties style:font-name="Helvetica" fo:font-size="14pt" officeooo:rsid="003b3e40" officeooo:paragraph-rsid="005ae4ce" style:font-size-asian="14pt" style:font-size-complex="14pt"/>
    </style:style>
    <style:style style:name="P58" style:family="paragraph" style:parent-style-name="Text_20_body">
      <style:text-properties style:font-name="Helvetica" fo:font-size="14pt" officeooo:rsid="003e05cc" officeooo:paragraph-rsid="003e05cc" style:font-size-asian="14pt" style:font-size-complex="14pt"/>
    </style:style>
    <style:style style:name="P59" style:family="paragraph" style:parent-style-name="Text_20_body">
      <style:text-properties style:font-name="Helvetica" fo:font-size="14pt" officeooo:rsid="003e05cc" officeooo:paragraph-rsid="00636bff" style:font-size-asian="14pt" style:font-size-complex="14pt"/>
    </style:style>
    <style:style style:name="P60" style:family="paragraph" style:parent-style-name="Text_20_body">
      <style:text-properties style:font-name="Helvetica" fo:font-size="14pt" officeooo:rsid="003e05cc" officeooo:paragraph-rsid="0064d872" style:font-size-asian="14pt" style:font-size-complex="14pt"/>
    </style:style>
    <style:style style:name="P61" style:family="paragraph" style:parent-style-name="Text_20_body">
      <style:text-properties style:font-name="Helvetica" fo:font-size="14pt" officeooo:rsid="003fd958" officeooo:paragraph-rsid="003fd958" style:font-size-asian="14pt" style:font-size-complex="14pt"/>
    </style:style>
    <style:style style:name="P62" style:family="paragraph" style:parent-style-name="Text_20_body">
      <style:text-properties style:font-name="Helvetica" fo:font-size="14pt" officeooo:rsid="003fd958" officeooo:paragraph-rsid="00663750" style:font-size-asian="14pt" style:font-size-complex="14pt"/>
    </style:style>
    <style:style style:name="P63" style:family="paragraph" style:parent-style-name="Text_20_body">
      <style:text-properties style:font-name="Helvetica" fo:font-size="14pt" officeooo:rsid="0040268b" officeooo:paragraph-rsid="0040268b" style:font-size-asian="14pt" style:font-size-complex="14pt"/>
    </style:style>
    <style:style style:name="P64" style:family="paragraph" style:parent-style-name="Text_20_body">
      <style:text-properties style:font-name="Helvetica" fo:font-size="14pt" officeooo:rsid="0042dff7" officeooo:paragraph-rsid="0040268b" style:font-size-asian="14pt" style:font-size-complex="14pt"/>
    </style:style>
    <style:style style:name="P65" style:family="paragraph" style:parent-style-name="Text_20_body">
      <style:text-properties style:font-name="Helvetica" fo:font-size="14pt" officeooo:rsid="0042dff7" officeooo:paragraph-rsid="0042dff7" style:font-size-asian="14pt" style:font-size-complex="14pt"/>
    </style:style>
    <style:style style:name="P66" style:family="paragraph" style:parent-style-name="Text_20_body">
      <style:text-properties style:font-name="Helvetica" fo:font-size="14pt" officeooo:rsid="0061a759" officeooo:paragraph-rsid="0061a759" style:font-size-asian="14pt" style:font-size-complex="14pt"/>
    </style:style>
    <style:style style:name="P67" style:family="paragraph" style:parent-style-name="Text_20_body">
      <style:text-properties style:font-name="Helvetica" fo:font-size="14pt" officeooo:rsid="00636bff" officeooo:paragraph-rsid="00636bff" style:font-size-asian="14pt" style:font-size-complex="14pt"/>
    </style:style>
    <style:style style:name="P68" style:family="paragraph" style:parent-style-name="Text_20_body">
      <style:text-properties style:font-name="Helvetica" fo:font-size="14pt" officeooo:rsid="0064d872" officeooo:paragraph-rsid="0064d872" style:font-size-asian="14pt" style:font-size-complex="14pt"/>
    </style:style>
    <style:style style:name="P69" style:family="paragraph" style:parent-style-name="Text_20_body">
      <style:text-properties style:font-name="Helvetica" fo:font-size="14pt" fo:font-weight="bold" officeooo:rsid="00265a6d" officeooo:paragraph-rsid="00265a6d" style:font-size-asian="14pt" style:font-weight-asian="bold" style:font-size-complex="14pt" style:font-weight-complex="bold"/>
    </style:style>
    <style:style style:name="P70" style:family="paragraph" style:parent-style-name="Text_20_body">
      <style:text-properties style:font-name="Helvetica" fo:font-size="14pt" fo:font-weight="normal" officeooo:rsid="0026db87" officeooo:paragraph-rsid="004fbf9f" style:font-size-asian="14pt" style:font-weight-asian="normal" style:font-size-complex="14pt" style:font-weight-complex="normal"/>
    </style:style>
    <style:style style:name="P71" style:family="paragraph" style:parent-style-name="Text_20_body">
      <style:text-properties officeooo:paragraph-rsid="0020d262"/>
    </style:style>
    <style:style style:name="P72" style:family="paragraph" style:parent-style-name="Text_20_body">
      <style:text-properties officeooo:paragraph-rsid="00265a6d"/>
    </style:style>
    <style:style style:name="P73" style:family="paragraph" style:parent-style-name="Text_20_body">
      <style:text-properties officeooo:paragraph-rsid="00495a56"/>
    </style:style>
    <style:style style:name="P74" style:family="paragraph" style:parent-style-name="Text_20_body">
      <style:text-properties officeooo:paragraph-rsid="002c7565"/>
    </style:style>
    <style:style style:name="P75" style:family="paragraph" style:parent-style-name="Text_20_body">
      <style:text-properties officeooo:paragraph-rsid="002d4575"/>
    </style:style>
    <style:style style:name="P76" style:family="paragraph" style:parent-style-name="Text_20_body">
      <style:text-properties fo:color="#000000" style:text-outline="false" style:font-name="Helvetica" fo:font-size="14pt" fo:letter-spacing="normal" style:letter-kerning="false" style:font-size-asian="14pt" style:font-size-complex="14pt"/>
    </style:style>
    <style:style style:name="P77" style:family="paragraph" style:parent-style-name="Standard">
      <style:text-properties fo:color="#000000" style:text-outline="false" style:font-name="Helvetica" fo:font-size="14pt" fo:letter-spacing="normal" style:letter-kerning="false" style:font-size-asian="14pt" style:font-size-complex="14pt"/>
    </style:style>
    <style:style style:name="P78" style:family="paragraph" style:parent-style-name="Standard">
      <style:paragraph-properties fo:line-height="150%"/>
      <style:text-properties fo:color="#000000" style:text-outline="false" style:font-name="Helvetica" fo:font-size="14pt" fo:letter-spacing="normal" style:letter-kerning="false" style:font-size-asian="14pt" style:font-size-complex="14pt"/>
    </style:style>
    <style:style style:name="P79" style:family="paragraph" style:parent-style-name="Standard">
      <style:paragraph-properties fo:text-align="center" style:justify-single-word="false"/>
      <style:text-properties style:font-name="Helvetica" fo:font-size="14pt" officeooo:rsid="001d7788" officeooo:paragraph-rsid="001d7788" style:font-size-asian="14pt" style:font-size-complex="14pt"/>
    </style:style>
    <style:style style:name="P80" style:family="paragraph" style:parent-style-name="Standard">
      <style:text-properties style:font-name="Helvetica" fo:font-size="14pt" officeooo:rsid="001d7788" officeooo:paragraph-rsid="001d7788" style:font-size-asian="14pt" style:font-size-complex="14pt"/>
    </style:style>
    <style:style style:name="P81" style:family="paragraph" style:parent-style-name="Standard">
      <style:text-properties style:font-name="Helvetica" fo:font-size="14pt" officeooo:rsid="003b3e40" officeooo:paragraph-rsid="003b3e40" style:font-size-asian="14pt" style:font-size-complex="14pt"/>
    </style:style>
    <style:style style:name="P82" style:family="paragraph" style:parent-style-name="Standard">
      <style:paragraph-properties fo:line-height="150%"/>
      <style:text-properties style:font-name="Helvetica" fo:font-size="14pt" style:font-size-asian="14pt" style:font-size-complex="14pt"/>
    </style:style>
    <style:style style:name="P83" style:family="paragraph" style:parent-style-name="Standard">
      <style:paragraph-properties fo:text-align="center" style:justify-single-word="false"/>
    </style:style>
    <style:style style:name="P84" style:family="paragraph" style:parent-style-name="Heading_20_4">
      <style:text-properties officeooo:paragraph-rsid="00636bff"/>
    </style:style>
    <style:style style:name="P85" style:family="paragraph" style:parent-style-name="Contents_20_3">
      <style:paragraph-properties>
        <style:tab-stops>
          <style:tab-stop style:position="17cm" style:type="right" style:leader-style="dotted" style:leader-text="."/>
        </style:tab-stops>
      </style:paragraph-properties>
    </style:style>
    <style:style style:name="P86" style:family="paragraph" style:parent-style-name="Standard">
      <style:paragraph-properties fo:text-align="center" style:justify-single-word="false"/>
      <style:text-properties style:font-name="Comic Sans MS" fo:font-size="24pt" fo:font-weight="bold" officeooo:rsid="00730eb4" style:font-size-asian="24pt" style:font-weight-asian="bold" style:font-size-complex="24pt" style:font-weight-complex="bold"/>
    </style:style>
    <style:style style:name="P87" style:family="paragraph" style:parent-style-name="Standard">
      <style:paragraph-properties fo:line-height="150%"/>
      <style:text-properties fo:color="#000000" style:text-outline="false" style:font-name="Helvetica" fo:font-size="14pt" fo:letter-spacing="normal" style:letter-kerning="false" style:font-size-asian="14pt" style:font-size-complex="14pt"/>
    </style:style>
    <style:style style:name="P88" style:family="paragraph" style:parent-style-name="Heading_20_2">
      <style:text-properties style:font-name="Helvetica" fo:font-size="14pt" officeooo:rsid="0039a810" officeooo:paragraph-rsid="001d7788" style:font-size-asian="14pt" style:font-size-complex="14pt"/>
    </style:style>
    <style:style style:name="P89" style:family="paragraph" style:parent-style-name="Heading_20_3">
      <style:text-properties fo:font-weight="bold" style:font-weight-asian="bold" style:font-weight-complex="bold"/>
    </style:style>
    <style:style style:name="P90" style:family="paragraph" style:parent-style-name="Heading_20_3">
      <style:text-properties officeooo:paragraph-rsid="00495a56"/>
    </style:style>
    <style:style style:name="P91" style:family="paragraph" style:parent-style-name="Heading_20_3" style:list-style-name=""/>
    <style:style style:name="P92" style:family="paragraph" style:parent-style-name="Heading_20_3">
      <style:text-properties fo:color="#000000" style:text-outline="false" fo:letter-spacing="normal" style:letter-kerning="false"/>
    </style:style>
    <style:style style:name="P93" style:family="paragraph" style:parent-style-name="Heading_20_3" style:list-style-name="">
      <style:text-properties fo:color="#000000" style:text-outline="false" fo:letter-spacing="normal" style:letter-kerning="false"/>
    </style:style>
    <style:style style:name="P94" style:family="paragraph" style:parent-style-name="Heading_20_3">
      <style:paragraph-properties fo:break-before="page"/>
    </style:style>
    <style:style style:name="P95" style:family="paragraph" style:parent-style-name="Heading_20_3">
      <style:paragraph-properties fo:break-before="page"/>
      <style:text-properties fo:color="#000000" style:text-outline="false" fo:letter-spacing="normal" style:letter-kerning="false"/>
    </style:style>
    <style:style style:name="P96" style:family="paragraph" style:parent-style-name="Heading_20_4">
      <style:text-properties fo:color="#000000" style:text-outline="false" fo:letter-spacing="normal" style:letter-kerning="false"/>
    </style:style>
    <style:style style:name="P97" style:family="paragraph" style:parent-style-name="Text_20_body">
      <style:text-properties style:font-name="Helvetica" fo:font-size="14pt" officeooo:rsid="004fbf9f" officeooo:paragraph-rsid="0026db87" style:font-size-asian="14pt" style:font-size-complex="14pt"/>
    </style:style>
    <style:style style:name="P98" style:family="paragraph" style:parent-style-name="Text_20_body">
      <style:text-properties style:font-name="Helvetica" fo:font-size="14pt" officeooo:rsid="002ab47a" officeooo:paragraph-rsid="002ab47a" style:font-size-asian="14pt" style:font-size-complex="14pt"/>
    </style:style>
    <style:style style:name="P99" style:family="paragraph" style:parent-style-name="Text_20_body">
      <style:text-properties style:font-name="Helvetica" fo:font-size="14pt" officeooo:rsid="0044fb91" officeooo:paragraph-rsid="0044fb91" style:font-size-asian="14pt" style:font-size-complex="14pt"/>
    </style:style>
    <style:style style:name="P100" style:family="paragraph" style:parent-style-name="Text_20_body">
      <style:text-properties style:font-name="Helvetica" fo:font-size="14pt" officeooo:rsid="0044fb91" officeooo:paragraph-rsid="0074bd83" style:font-size-asian="14pt" style:font-size-complex="14pt"/>
    </style:style>
    <style:style style:name="P101" style:family="paragraph" style:parent-style-name="Text_20_body">
      <style:text-properties fo:font-weight="bold" style:font-weight-asian="bold" style:font-weight-complex="bold"/>
    </style:style>
    <style:style style:name="P102" style:family="paragraph" style:parent-style-name="Text_20_body">
      <style:text-properties fo:color="#000000" style:text-outline="false" fo:letter-spacing="normal" style:letter-kerning="false"/>
    </style:style>
    <style:style style:name="P103" style:family="paragraph" style:parent-style-name="Text_20_body">
      <style:text-properties officeooo:rsid="003c5b5d"/>
    </style:style>
    <style:style style:name="T1" style:family="text">
      <style:text-properties officeooo:rsid="001b6796"/>
    </style:style>
    <style:style style:name="T2" style:family="text">
      <style:text-properties officeooo:rsid="001ac463"/>
    </style:style>
    <style:style style:name="T3" style:family="text">
      <style:text-properties officeooo:rsid="001d0044"/>
    </style:style>
    <style:style style:name="T4" style:family="text">
      <style:text-properties officeooo:rsid="001e35fd"/>
    </style:style>
    <style:style style:name="T5" style:family="text">
      <style:text-properties officeooo:rsid="00223c93"/>
    </style:style>
    <style:style style:name="T6" style:family="text">
      <style:text-properties officeooo:rsid="0022b610"/>
    </style:style>
    <style:style style:name="T7" style:family="text">
      <style:text-properties fo:font-weight="bold" style:font-weight-asian="bold" style:font-weight-complex="bold"/>
    </style:style>
    <style:style style:name="T8" style:family="text">
      <style:text-properties officeooo:rsid="0033223f"/>
    </style:style>
    <style:style style:name="T9" style:family="text">
      <style:text-properties officeooo:rsid="003515cb"/>
    </style:style>
    <style:style style:name="T10" style:family="text">
      <style:text-properties officeooo:rsid="0039a810"/>
    </style:style>
    <style:style style:name="T11" style:family="text">
      <style:text-properties fo:color="#000000" style:text-outline="false" fo:letter-spacing="normal" style:letter-kerning="false"/>
    </style:style>
    <style:style style:name="T12" style:family="text">
      <style:text-properties fo:color="#000000" style:text-outline="false" fo:letter-spacing="normal" officeooo:rsid="003c5b5d" style:letter-kerning="false"/>
    </style:style>
    <style:style style:name="T13" style:family="text">
      <style:text-properties fo:color="#000000" style:text-outline="false" fo:letter-spacing="normal" officeooo:rsid="00480b2f" style:letter-kerning="false"/>
    </style:style>
    <style:style style:name="T14" style:family="text">
      <style:text-properties fo:color="#000000" style:text-outline="false" fo:letter-spacing="normal" officeooo:rsid="005c841d" style:letter-kerning="false"/>
    </style:style>
    <style:style style:name="T15" style:family="text">
      <style:text-properties fo:color="#000000" style:text-outline="false" fo:letter-spacing="normal" officeooo:rsid="005d7b40" style:letter-kerning="false"/>
    </style:style>
    <style:style style:name="T16" style:family="text">
      <style:text-properties fo:color="#000000" style:text-outline="false" fo:letter-spacing="normal" officeooo:rsid="005ea7f1" style:letter-kerning="false"/>
    </style:style>
    <style:style style:name="T17" style:family="text">
      <style:text-properties fo:color="#000000" style:text-outline="false" fo:letter-spacing="normal" officeooo:rsid="005ffc5e" style:letter-kerning="false"/>
    </style:style>
    <style:style style:name="T18" style:family="text">
      <style:text-properties fo:color="#000000" style:text-outline="false" fo:letter-spacing="normal" officeooo:rsid="0061a759" style:letter-kerning="false"/>
    </style:style>
    <style:style style:name="T19" style:family="text">
      <style:text-properties fo:color="#000000" style:text-outline="false" fo:letter-spacing="normal" officeooo:rsid="0071388f" style:letter-kerning="false"/>
    </style:style>
    <style:style style:name="T20" style:family="text">
      <style:text-properties fo:color="#000000" style:font-name="Helvetica" fo:font-size="14pt" fo:font-style="normal" style:font-size-asian="14pt" style:font-style-asian="normal" style:font-style-complex="normal"/>
    </style:style>
    <style:style style:name="T21" style:family="text">
      <style:text-properties officeooo:rsid="0041b670"/>
    </style:style>
    <style:style style:name="T22" style:family="text">
      <style:text-properties officeooo:rsid="00425de8"/>
    </style:style>
    <style:style style:name="T23" style:family="text">
      <style:text-properties officeooo:rsid="0043f969"/>
    </style:style>
    <style:style style:name="T24" style:family="text">
      <style:text-properties officeooo:rsid="00480b2f"/>
    </style:style>
    <style:style style:name="T25" style:family="text">
      <style:text-properties officeooo:rsid="004b50ef"/>
    </style:style>
    <style:style style:name="T26" style:family="text">
      <style:text-properties officeooo:rsid="004d4ef6"/>
    </style:style>
    <style:style style:name="T27" style:family="text">
      <style:text-properties officeooo:rsid="004ebc73"/>
    </style:style>
    <style:style style:name="T28" style:family="text">
      <style:text-properties officeooo:rsid="004ede52"/>
    </style:style>
    <style:style style:name="T29" style:family="text">
      <style:text-properties officeooo:rsid="004fbf9f"/>
    </style:style>
    <style:style style:name="T30" style:family="text">
      <style:text-properties officeooo:rsid="0050d1c9"/>
    </style:style>
    <style:style style:name="T31" style:family="text">
      <style:text-properties officeooo:rsid="0051ceba"/>
    </style:style>
    <style:style style:name="T32" style:family="text">
      <style:text-properties officeooo:rsid="00521c0d"/>
    </style:style>
    <style:style style:name="T33" style:family="text">
      <style:text-properties officeooo:rsid="0053a06f"/>
    </style:style>
    <style:style style:name="T34" style:family="text">
      <style:text-properties officeooo:rsid="00546a86"/>
    </style:style>
    <style:style style:name="T35" style:family="text">
      <style:text-properties officeooo:rsid="005488fe"/>
    </style:style>
    <style:style style:name="T36" style:family="text">
      <style:text-properties officeooo:rsid="0055d394"/>
    </style:style>
    <style:style style:name="T37" style:family="text">
      <style:text-properties officeooo:rsid="00571df9"/>
    </style:style>
    <style:style style:name="T38" style:family="text">
      <style:text-properties officeooo:rsid="0057922b"/>
    </style:style>
    <style:style style:name="T39" style:family="text">
      <style:text-properties officeooo:rsid="001fb6de" style:font-size-complex="14pt"/>
    </style:style>
    <style:style style:name="T40" style:family="text">
      <style:text-properties officeooo:rsid="005ae4ce"/>
    </style:style>
    <style:style style:name="T41" style:family="text">
      <style:text-properties officeooo:rsid="005c841d"/>
    </style:style>
    <style:style style:name="T42" style:family="text">
      <style:text-properties style:text-outline="false" fo:letter-spacing="normal" style:letter-kerning="false"/>
    </style:style>
    <style:style style:name="T43" style:family="text">
      <style:text-properties style:text-outline="false" fo:letter-spacing="normal" officeooo:rsid="00480b2f" style:letter-kerning="false"/>
    </style:style>
    <style:style style:name="T44" style:family="text">
      <style:text-properties officeooo:rsid="00629bc1"/>
    </style:style>
    <style:style style:name="T45" style:family="text">
      <style:text-properties officeooo:rsid="00636bff"/>
    </style:style>
    <style:style style:name="T46" style:family="text">
      <style:text-properties officeooo:rsid="0064d872"/>
    </style:style>
    <style:style style:name="T47" style:family="text">
      <style:text-properties officeooo:rsid="00663750"/>
    </style:style>
    <style:style style:name="T48" style:family="text">
      <style:text-properties officeooo:rsid="0067bcce"/>
    </style:style>
    <style:style style:name="T49" style:family="text">
      <style:text-properties officeooo:rsid="006a0924"/>
    </style:style>
    <style:style style:name="T50" style:family="text">
      <style:text-properties officeooo:rsid="006ceb7d"/>
    </style:style>
    <style:style style:name="T51" style:family="text">
      <style:text-properties officeooo:rsid="006da4a3"/>
    </style:style>
    <style:style style:name="T52" style:family="text">
      <style:text-properties officeooo:rsid="006f5189"/>
    </style:style>
    <style:style style:name="T53" style:family="text">
      <style:text-properties officeooo:rsid="006f70c5"/>
    </style:style>
    <style:style style:name="T54" style:family="text">
      <style:text-properties officeooo:rsid="0071388f"/>
    </style:style>
    <style:style style:name="T55" style:family="text">
      <style:text-properties officeooo:rsid="0074bd8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draw:frame draw:style-name="fr1" draw:name="Image1" text:anchor-type="paragraph" svg:width="17cm" svg:height="2.103cm" draw:z-index="0"><draw:image xlink:href="Pictures/100002010000041A00000082C4FB3BE3D1FA32BF.png" xlink:type="simple" xlink:show="embed" xlink:actuate="onLoad"/></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3"/>
      <text:p text:style-name="P86">CAHIER DES CHARGES</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Signature">D'AGOSTINO Romain</text:p>
      <text:p text:style-name="Signature">LUC Jofrey</text:p>
      <text:p text:style-name="Signature">MULHAUSER Rémy</text:p>
      <text:p text:style-name="Signature">WOLKOWICZ Michel</text:p>
      <text:h text:style-name="P88" text:outline-level="2"><text:soft-page-break/></text:h>
      <text:p text:style-name="P7"/>
      <text:p text:style-name="P6"/>
      <text:table-of-content text:style-name="Sect1" text:protected="true" text:name="Table of Contents1">
        <text:table-of-content-source text:outline-level="10">
          <text:index-title-template text:style-name="Contents_20_Heading">Liste des fonctionnalité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Liste des fonctionnalités</text:p>
          </text:index-title>
          <text:p text:style-name="P85"><text:a xlink:type="simple" xlink:href="#__RefHeading___Toc4371_1182045595" text:style-name="Index_20_Link" text:visited-style-name="Index_20_Link">Inscription<text:tab/>4</text:a></text:p>
          <text:p text:style-name="P85"><text:a xlink:type="simple" xlink:href="#__RefHeading___Toc4373_1182045595" text:style-name="Index_20_Link" text:visited-style-name="Index_20_Link">Connexion avec Facebook ou Google+<text:tab/>6</text:a></text:p>
          <text:p text:style-name="P85"><text:a xlink:type="simple" xlink:href="#__RefHeading___Toc4375_1182045595" text:style-name="Index_20_Link" text:visited-style-name="Index_20_Link">Connexion<text:tab/>8</text:a></text:p>
          <text:p text:style-name="P85"><text:a xlink:type="simple" xlink:href="#__RefHeading___Toc4377_1182045595" text:style-name="Index_20_Link" text:visited-style-name="Index_20_Link">Déconnexion<text:tab/>9</text:a></text:p>
          <text:p text:style-name="P85"><text:a xlink:type="simple" xlink:href="#__RefHeading___Toc4379_1182045595" text:style-name="Index_20_Link" text:visited-style-name="Index_20_Link">Désinscription<text:tab/>10</text:a></text:p>
          <text:p text:style-name="P85"><text:a xlink:type="simple" xlink:href="#__RefHeading___Toc4381_1182045595" text:style-name="Index_20_Link" text:visited-style-name="Index_20_Link">Modifier son profil<text:tab/>12</text:a></text:p>
          <text:p text:style-name="P85"><text:a xlink:type="simple" xlink:href="#__RefHeading___Toc4383_1182045595" text:style-name="Index_20_Link" text:visited-style-name="Index_20_Link">Consulter l’aide<text:tab/>14</text:a></text:p>
          <text:p text:style-name="P85"><text:a xlink:type="simple" xlink:href="#__RefHeading___Toc4385_1182045595" text:style-name="Index_20_Link" text:visited-style-name="Index_20_Link">Consulter les conditions d'utilisation<text:tab/>15</text:a></text:p>
          <text:p text:style-name="P85"><text:a xlink:type="simple" xlink:href="#__RefHeading___Toc4387_1182045595" text:style-name="Index_20_Link" text:visited-style-name="Index_20_Link">Importer un ePub personnel<text:tab/>16</text:a></text:p>
          <text:p text:style-name="P85"><text:a xlink:type="simple" xlink:href="#__RefHeading___Toc4389_1182045595" text:style-name="Index_20_Link" text:visited-style-name="Index_20_Link">Rechercher un ePub libre<text:tab/>17</text:a></text:p>
          <text:p text:style-name="P85"><text:a xlink:type="simple" xlink:href="#__RefHeading___Toc4391_1182045595" text:style-name="Index_20_Link" text:visited-style-name="Index_20_Link">Télécharger un ePub libre<text:tab/>18</text:a></text:p>
          <text:p text:style-name="P85"><text:a xlink:type="simple" xlink:href="#__RefHeading___Toc4393_1182045595" text:style-name="Index_20_Link" text:visited-style-name="Index_20_Link">Consulter sa bibliothèque<text:tab/>19</text:a></text:p>
          <text:p text:style-name="P85"><text:a xlink:type="simple" xlink:href="#__RefHeading___Toc4395_1182045595" text:style-name="Index_20_Link" text:visited-style-name="Index_20_Link">Consulter les informations d'un ePub (de sa bibliothèque)<text:tab/>20</text:a></text:p>
          <text:p text:style-name="P85"><text:a xlink:type="simple" xlink:href="#__RefHeading___Toc4397_1182045595" text:style-name="Index_20_Link" text:visited-style-name="Index_20_Link">Commenter / Noter<text:tab/>21</text:a></text:p>
          <text:p text:style-name="P85"><text:a xlink:type="simple" xlink:href="#__RefHeading___Toc4399_1182045595" text:style-name="Index_20_Link" text:visited-style-name="Index_20_Link">Supprimer un ePub libre<text:tab/>22</text:a></text:p>
          <text:p text:style-name="P85"><text:a xlink:type="simple" xlink:href="#__RefHeading___Toc4401_1182045595" text:style-name="Index_20_Link" text:visited-style-name="Index_20_Link">Trier sa bibliothèque<text:tab/>23</text:a></text:p>
          <text:p text:style-name="P85"><text:a xlink:type="simple" xlink:href="#__RefHeading___Toc4403_1182045595" text:style-name="Index_20_Link" text:visited-style-name="Index_20_Link">Lancer le mode lecture<text:tab/>24</text:a></text:p>
          <text:p text:style-name="P85"><text:a xlink:type="simple" xlink:href="#__RefHeading___Toc4405_1182045595" text:style-name="Index_20_Link" text:visited-style-name="Index_20_Link">Signaler un problème<text:tab/>25</text:a></text:p>
          <text:p text:style-name="P85"><text:a xlink:type="simple" xlink:href="#__RefHeading___Toc4407_1182045595" text:style-name="Index_20_Link" text:visited-style-name="Index_20_Link">Rechercher un ePub dans sa bibliothèque<text:tab/>26</text:a></text:p>
          <text:p text:style-name="P85"><text:a xlink:type="simple" xlink:href="#__RefHeading___Toc4409_1182045595" text:style-name="Index_20_Link" text:visited-style-name="Index_20_Link">Consulter les propositions:<text:tab/>27</text:a></text:p>
          <text:p text:style-name="P85"><text:a xlink:type="simple" xlink:href="#__RefHeading___Toc4411_1182045595" text:style-name="Index_20_Link" text:visited-style-name="Index_20_Link">Tourner une page<text:tab/>28</text:a></text:p>
          <text:p text:style-name="P85"><text:a xlink:type="simple" xlink:href="#__RefHeading___Toc4413_1182045595" text:style-name="Index_20_Link" text:visited-style-name="Index_20_Link">Accéder à une page donnée<text:tab/>29</text:a></text:p>
          <text:p text:style-name="P85"><text:a xlink:type="simple" xlink:href="#__RefHeading___Toc4415_1182045595" text:style-name="Index_20_Link" text:visited-style-name="Index_20_Link">Accéder à la première page<text:tab/>30</text:a></text:p>
          <text:p text:style-name="P85"><text:a xlink:type="simple" xlink:href="#__RefHeading___Toc4417_1182045595" text:style-name="Index_20_Link" text:visited-style-name="Index_20_Link">Accéder à la dernière page<text:tab/>31</text:a></text:p>
          <text:p text:style-name="P85"><text:a xlink:type="simple" xlink:href="#__RefHeading___Toc4419_1182045595" text:style-name="Index_20_Link" text:visited-style-name="Index_20_Link">Créer un signet<text:tab/>32</text:a></text:p>
          <text:p text:style-name="P85"><text:a xlink:type="simple" xlink:href="#__RefHeading___Toc4421_1182045595" text:style-name="Index_20_Link" text:visited-style-name="Index_20_Link">Créer une note<text:tab/>33</text:a></text:p>
          <text:p text:style-name="P85"><text:a xlink:type="simple" xlink:href="#__RefHeading___Toc4423_1182045595" text:style-name="Index_20_Link" text:visited-style-name="Index_20_Link">Accéder à un signet<text:tab/>34</text:a></text:p>
          <text:p text:style-name="P85"><text:a xlink:type="simple" xlink:href="#__RefHeading___Toc4425_1182045595" text:style-name="Index_20_Link" text:visited-style-name="Index_20_Link">Rechercher dans l'ePub<text:tab/>35</text:a></text:p>
          <text:p text:style-name="P85"><text:a xlink:type="simple" xlink:href="#__RefHeading___Toc4427_1182045595" text:style-name="Index_20_Link" text:visited-style-name="Index_20_Link">Synchroniser ses notes / signets<text:tab/>36</text:a></text:p>
          <text:p text:style-name="P85"><text:a xlink:type="simple" xlink:href="#__RefHeading___Toc4429_1182045595" text:style-name="Index_20_Link" text:visited-style-name="Index_20_Link">Bannir un compte<text:tab/>37</text:a></text:p>
          <text:p text:style-name="P85"><text:a xlink:type="simple" xlink:href="#__RefHeading___Toc4431_1182045595" text:style-name="Index_20_Link" text:visited-style-name="Index_20_Link">Surligner<text:tab/>38</text:a></text:p>
          <text:p text:style-name="P85"><text:a xlink:type="simple" xlink:href="#__RefHeading___Toc4433_1182045595" text:style-name="Index_20_Link" text:visited-style-name="Index_20_Link">Recherche la définition d’un mot ou d’une expression<text:tab/>39</text:a></text:p>
          <text:p text:style-name="P85"><text:a xlink:type="simple" xlink:href="#__RefHeading___Toc4543_1182045595" text:style-name="Index_20_Link" text:visited-style-name="Index_20_Link">Gestion des tickets d’assistance<text:tab/>40</text:a></text:p>
          <text:p text:style-name="P85"><text:a xlink:type="simple" xlink:href="#__RefHeading___Toc4437_1182045595" text:style-name="Index_20_Link" text:visited-style-name="Index_20_Link">Modérer une évaluation<text:tab/>41</text:a></text:p>
        </text:index-body>
      </text:table-of-content>
      <text:p text:style-name="P4"/>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h text:style-name="P94" text:outline-level="3"><text:bookmark-start text:name="__RefHeading___Toc4371_1182045595"/>Inscription<text:bookmark-end text:name="__RefHeading___Toc4371_1182045595"/></text:h>
      <text:p text:style-name="P8"/>
      <text:p text:style-name="Text_20_body"><text:span text:style-name="resumeTest">Résumé :</text:span> Permet à un utilisateur non enregistré de créer un profil, en renseignant un certain nombre d'informations personnelles, ainsi qu'un <text:span text:style-name="T1">pseudonyme et un </text:span>mot de passe, <text:span text:style-name="T2">afin de pouvoir </text:span>accéder à l'application.</text:p>
      <text:p text:style-name="Text_20_body"><text:span text:style-name="resumeTest">Création :</text:span> 19/04/2016</text:p>
      <text:p text:style-name="Text_20_body"><text:span text:style-name="resumeTest">Dernière modification :</text:span> 19/04/2016</text:p>
      <text:p text:style-name="Text_20_body"><text:span text:style-name="resumeTest">Version : </text:span><text:span text:style-name="T24">1.1</text:span></text:p>
      <text:p text:style-name="Text_20_body"><text:span text:style-name="resumeTest">Acteurs concernés :</text:span> Utilisateurs anonymes</text:p>
      <text:p text:style-name="P9"/>
      <text:p text:style-name="Heading_20_4">Scénario nominal :</text:p>
      <text:p text:style-name="P10"><text:tab/>1. L'utilisateur (anonyme) accède à la page d'accu<text:span text:style-name="T27">e</text:span>il</text:p>
      <text:p text:style-name="P10"><text:tab/>2. L'utilisateur accède à la page de création de compte</text:p>
      <text:p text:style-name="P10"><text:tab/>3. L'utilisateur remplit les champs de création de compte et valide son inscription</text:p>
      <text:p text:style-name="P10"><text:tab/>4. L'application vérifie la conformité des informations fournies</text:p>
      <text:p text:style-name="P10"><text:tab/>5. L'application envoie un mail de confirmation à l'adresse fournie et l'indique à l'utilisateur <text:span text:style-name="T3">en lui proposant de renvoyer à nouveau le mail</text:span></text:p>
      <text:p text:style-name="P10"><text:tab/>6. L'utilisateur accède au lien contenu dans le mail de confirmation</text:p>
      <text:p text:style-name="P10"><text:tab/>7. L'application valide la confi<text:span text:style-name="T28">r</text:span>mation, enregistre le nouvel utilisateur et le renvoie sur <text:span text:style-name="T4">une page lui proposant d'indiquer ses genres littéraires favoris</text:span></text:p>
      <text:p text:style-name="P11"><text:tab/>8. L'utilisateur choisit ses genres favoris et valide</text:p>
      <text:p text:style-name="P11"><text:tab/>9. L'application confirme et renvoie l'utilisateur sur la page d'accu<text:span text:style-name="T28">e</text:span>il</text:p>
      <text:p text:style-name="P10"/>
      <text:p text:style-name="Heading_20_4">Scénarios alternatifs :</text:p>
      <text:p text:style-name="P10"><text:span text:style-name="T1">4</text:span>a : <text:span text:style-name="T1">Champ(s)</text:span> <text:span text:style-name="T1">in</text:span>valide<text:span text:style-name="T1">(s)</text:span></text:p>
      <text:p text:style-name="P10"><text:tab/>1. L'application notifie l'utilisateur qu'un champ <text:span text:style-name="T1">n'est pas correctement rempli et réaffiche la page en indiquant les problèmes</text:span></text:p>
      <text:p text:style-name="P12"><text:tab/>2. L'utilisateur reprend au point 3</text:p>
      <text:p text:style-name="P10"/>
      <text:p text:style-name="P12">4b : Conditions d'utilisation non acceptées</text:p>
      <text:p text:style-name="P12"><text:soft-page-break/><text:tab/>1. L'application notifie l'utilisateur qu'il doit accepter les conditions d'utilisation / la politique de confidentialité et réaffiche la page</text:p>
      <text:p text:style-name="P12"><text:tab/>2. L'utilisateur reprend au point 3</text:p>
      <text:p text:style-name="P12"/>
      <text:p text:style-name="P12">4c : Mot de passe trop court</text:p>
      <text:p text:style-name="P12"><text:tab/>1. L'application notifie l'utilisateur que le mot de passe qu'il a indiqué est trop court et réaffiche la page</text:p>
      <text:p text:style-name="P12"><text:tab/>2. L'utilisateur reprend au point 3</text:p>
      <text:p text:style-name="P12"/>
      <text:p text:style-name="P12">4d : Pseudonyme / Adresse mail déjà utilisée</text:p>
      <text:p text:style-name="P12"><text:tab/>1. L'application notifie l'utilisateur que l<text:span text:style-name="T3">'adresse mail et/ou le pseudonyme choisi est déjà utilisé et réaffiche la page</text:span></text:p>
      <text:p text:style-name="P13"><text:tab/>2. L'utilisateur reprend au point 3</text:p>
      <text:p text:style-name="P13"><text:s/></text:p>
      <text:p text:style-name="P13">5a : Mail non reçu</text:p>
      <text:p text:style-name="P13"><text:tab/>1. L'utilisateur n'a pas reçu le mail de confirmation et demande a l'application de le lui renvoyer</text:p>
      <text:p text:style-name="P13"><text:tab/>2. L'application envoie un nouveau mail de confirmation</text:p>
      <text:p text:style-name="P13"><text:tab/>3. L'utilisateur reprend au point 5</text:p>
      <text:p text:style-name="P13"/>
      <text:p text:style-name="P11">7a : L'utilisateur ne rentre pas ses genres favoris</text:p>
      <text:p text:style-name="P11"><text:tab/>1. L'utilisateur ne souhaite pas indiquer de genres favoris et passe cette étape</text:p>
      <text:p text:style-name="P11"><text:tab/>2. L'application confirme le choix et indique à l'utilisateur qu'il peut modifier ses genres dans les paramètres de son profil, puis renvoie sur la page d'accu<text:span text:style-name="T26">e</text:span>il</text:p>
      <text:p text:style-name="P11"/>
      <text:p text:style-name="P11"/>
      <text:p text:style-name="P11"/>
      <text:p text:style-name="P11"/>
      <text:p text:style-name="P11"/>
      <text:h text:style-name="Heading_20_3" text:outline-level="3"><text:bookmark-start text:name="__RefHeading___Toc4373_1182045595"/><text:soft-page-break/>Connexion avec Facebook ou Google+<text:bookmark-end text:name="__RefHeading___Toc4373_1182045595"/></text:h>
      <text:p text:style-name="P14"/>
      <text:p text:style-name="P14"><text:span text:style-name="resumeTest">Résumé :</text:span> L'utilisateur ne possède pas de compte propre au site (ou à l'application), mais en revanche possède un compte Facebook ou Google+, il peut de surcroît se connecter directement en cliquant sur le bouton '<text:span text:style-name="T54">S</text:span>e connecter via Facebook' ou sur le bouton 'Se connecter via Google+' et ainsi accéder à toutes les <text:span text:style-name="T24">fonctionnalités</text:span> de l'application (ou site web).</text:p>
      <text:p text:style-name="P14"><text:span text:style-name="resumeTest">Date de création : </text:span>19/04/2016</text:p>
      <text:p text:style-name="P14"><text:span text:style-name="resumeTest"><text:span text:style-name="T26">Dernière modification </text:span></text:span><text:span text:style-name="resumeTest">: </text:span>19/04/2016</text:p>
      <text:p text:style-name="P14"><text:span text:style-name="resumeTest">Version : </text:span>1.1</text:p>
      <text:p text:style-name="P14"><text:span text:style-name="resumeTest">Acteurs </text:span><text:span text:style-name="resumeTest"><text:span text:style-name="T26">concernés </text:span></text:span><text:span text:style-name="resumeTest">: </text:span>Utilisateur non enregistré</text:p>
      <text:p text:style-name="P14"/>
      <text:p text:style-name="Heading_20_4">Scénario nominal :</text:p>
      <text:p text:style-name="P14"><text:tab/>1. L'utilisateur non enregistré <text:span text:style-name="T24">apparaît</text:span> sur la page d'accueil des connexions</text:p>
      <text:p text:style-name="P14"><text:tab/>2. Il <text:span text:style-name="T24">sélectionne</text:span> '<text:span text:style-name="T54">S</text:span>e connecter via Facebook' ou 'Se connecter via Google+' en cliquant sur les boutons associés</text:p>
      <text:p text:style-name="P14"><text:tab/>3. Si l'utilisateur ne possède pas de compte propre au site , alors lors de sa première connexion (via les réseaux sociaux) un compte avec ses informations (mêmes que Facebook par défaut) sera créé</text:p>
      <text:p text:style-name="P14"><text:tab/>4. La connexion <text:span text:style-name="T24">s'effectue</text:span>, et l'utilisateur est redirigé vers la page d'accueil</text:p>
      <text:p text:style-name="P14"/>
      <text:p text:style-name="Heading_20_4">S<text:span text:style-name="T24">cénarios alternatifs :</text:span> </text:p>
      <text:p text:style-name="P18">2a : P<text:span text:style-name="T29">as de compte Facebook</text:span></text:p>
      <text:p text:style-name="P18"><text:tab/><text:span text:style-name="T29">1. </text:span>L'utilisateur tente de se connecter via Facebook ou Google+ mais il ne possède pas de compte sur ces réseaux sociaux. Il n'est pas redirigé vers l'accueil, un message d'erreur signalant le problème apparait</text:p>
      <text:p text:style-name="P18">2b : <text:s/><text:span text:style-name="T52">Champ incomplet</text:span></text:p>
      <text:p text:style-name="P18"><text:span text:style-name="T29"><text:tab/>1. </text:span>L'utilisateur tente de connecter via Facebook ou Google+ mais il <text:span text:style-name="T52">a</text:span> omis de remplir un champs du formulaire de connexion, l'erreur lui est signalée. Il n'est pas redirigé vers l'accueil</text:p>
      <text:p text:style-name="P18"/>
      <text:p text:style-name="P18"><text:soft-page-break/>2c : <text:span text:style-name="T52">Informations invalides</text:span></text:p>
      <text:p text:style-name="P18"><text:span text:style-name="T29"><text:tab/>1. </text:span>L'utilisateur tente de connecter via Facebook ou Google+ mais les informations qu'il <text:span text:style-name="T52">a </text:span>rempli<text:span text:style-name="T52">es</text:span> ne sont pas valides, l'erreur (les erreurs) lui est (sont) signalée(s).Il n'est pas redirigé vers l'accueil.</text:p>
      <text:p text:style-name="P18"/>
      <text:p text:style-name="P18"/>
      <text:h text:style-name="P94" text:outline-level="3"><text:bookmark-start text:name="__RefHeading___Toc4375_1182045595"/><text:span text:style-name="T7">Connexion</text:span> <text:bookmark-end text:name="__RefHeading___Toc4375_1182045595"/></text:h>
      <text:p text:style-name="P39"/>
      <text:p text:style-name="P39"><text:span text:style-name="resumeTest">Résumé :</text:span> L'utilisateur possédant un compte sur le site (ou application) peut se connecter en entrant ses informations de connexion.</text:p>
      <text:p text:style-name="P15"><text:span text:style-name="resumeTest">Date de création : </text:span>19/04/2016</text:p>
      <text:p text:style-name="P15"><text:span text:style-name="resumeTest"><text:span text:style-name="T26">Dernière modification </text:span></text:span><text:span text:style-name="resumeTest">: </text:span>19/04/2016</text:p>
      <text:p text:style-name="P15"><text:span text:style-name="resumeTest">Version : </text:span>1.1</text:p>
      <text:p text:style-name="P39"><text:span text:style-name="resumeTest">Acteurs </text:span><text:span text:style-name="resumeTest"><text:span text:style-name="T28">concernés :</text:span></text:span><text:span text:style-name="resumeTest"> </text:span>Utilisateur non connecté</text:p>
      <text:p text:style-name="P39"/>
      <text:p text:style-name="Heading_20_4">S<text:span text:style-name="T24">cénario nominal </text:span>:</text:p>
      <text:p text:style-name="P39"><text:tab/>1. L'utilisateur non enregistré <text:span text:style-name="T24">apparaît</text:span> sur la page d'accueil des connexions</text:p>
      <text:p text:style-name="P39"><text:tab/>2. Il <text:span text:style-name="T6">sélectionne</text:span> '<text:span text:style-name="T5">se connecter'</text:span></text:p>
      <text:p text:style-name="P39"><text:tab/>3. <text:span text:style-name="T5">Il rentre les informations relatives à son compte</text:span></text:p>
      <text:p text:style-name="P39"><text:tab/>4. <text:span text:style-name="T5">Si elles sont valides il sera alors redirigé vers la page d'accueil</text:span></text:p>
      <text:p text:style-name="P39"/>
      <text:p text:style-name="Heading_20_4"><text:span text:style-name="T24">Scénarios alternatifs </text:span>: </text:p>
      <text:p text:style-name="P40"><text:span text:style-name="T6">3</text:span>a : <text:span text:style-name="T29">Informations invalides</text:span></text:p>
      <text:p text:style-name="P40"><text:span text:style-name="T29"><text:tab/>1. </text:span>L'utilisateur tente de se connecter <text:span text:style-name="T6">mais les informations rentrées ne sont pas pas valides, une message d'erreur apparaît et le lui signale</text:span></text:p>
      <text:p text:style-name="P41"><text:tab/><text:span text:style-name="T52">2. L'utilisateur reprend au point 3</text:span></text:p>
      <text:p text:style-name="P39"><text:tab/><text:tab/></text:p>
      <text:p text:style-name="P39"/>
      <text:p text:style-name="P71"/>
      <text:h text:style-name="Heading_20_3" text:outline-level="3"/>
      <text:h text:style-name="Heading_20_3" text:outline-level="3"/>
      <text:p text:style-name="Text_20_body"/>
      <text:p text:style-name="Text_20_body"/>
      <text:p text:style-name="Text_20_body"/>
      <text:p text:style-name="Text_20_body"/>
      <text:p text:style-name="Text_20_body"><text:soft-page-break/></text:p>
      <text:h text:style-name="Heading_20_3" text:outline-level="3"><text:bookmark-start text:name="__RefHeading___Toc4377_1182045595"/>Déconnexion<text:bookmark-end text:name="__RefHeading___Toc4377_1182045595"/></text:h>
      <text:p text:style-name="P42"/>
      <text:p text:style-name="P42"><text:span text:style-name="resumeTest">Résumé :</text:span> Permet à l'utilisateur déjà connecté de se déconnecter et renvoie l'util<text:span text:style-name="T28">i</text:span>sateur sur la page <text:span text:style-name="T28">d'accueil</text:span></text:p>
      <text:p text:style-name="P16"><text:span text:style-name="resumeTest">Date de création : </text:span>19/04/2016</text:p>
      <text:p text:style-name="P16"><text:span text:style-name="resumeTest"><text:span text:style-name="T26">Dernière modification </text:span></text:span><text:span text:style-name="resumeTest">: </text:span>19/04/2016</text:p>
      <text:p text:style-name="P16"><text:span text:style-name="resumeTest">Version : </text:span>1.1</text:p>
      <text:p text:style-name="P42"><text:span text:style-name="resumeTest">Acteurs </text:span><text:span text:style-name="resumeTest"><text:span text:style-name="T28">concernés </text:span></text:span><text:span text:style-name="resumeTest">: </text:span>Utilisateurs connectés</text:p>
      <text:p text:style-name="P42"/>
      <text:p text:style-name="Heading_20_4">Scénario nominal : </text:p>
      <text:p text:style-name="P42"><text:tab/>1. L'utilisateur lance la déconnexion</text:p>
      <text:p text:style-name="P42"><text:tab/>2. L'application renvoie l'utilisateur sur la page <text:span text:style-name="T24">d'accueil</text:span> avec un message indiquant le succès de la déconnexion</text:p>
      <text:p text:style-name="P39"><text:tab/></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Heading_20_3" text:outline-level="3"/>
      <text:p text:style-name="Text_20_body"/>
      <text:p text:style-name="Text_20_body"><text:soft-page-break/></text:p>
      <text:h text:style-name="Heading_20_3" text:outline-level="3"><text:bookmark-start text:name="__RefHeading___Toc4379_1182045595"/>Désinscription<text:bookmark-end text:name="__RefHeading___Toc4379_1182045595"/></text:h>
      <text:p text:style-name="P43"/>
      <text:p text:style-name="P43"><text:span text:style-name="resumeTest">Résumé :</text:span> Permet à un utilisateur enregistré de supprimer son profil en accédant, une fois connecté, à son profil et en saisissant son mot de passe afin de confirmer la désinscription. Une fois la désinscription faite, il ne pourra plus se connecter et toutes les données de son ancien profil seront supprimées. L'utilisateur doit préalablement être connecté.</text:p>
      <text:p text:style-name="P17"><text:span text:style-name="resumeTest">Date de création : </text:span>19/04/2016</text:p>
      <text:p text:style-name="P17"><text:span text:style-name="resumeTest"><text:span text:style-name="T26">Dernière modification </text:span></text:span><text:span text:style-name="resumeTest">: </text:span>19/04/2016</text:p>
      <text:p text:style-name="P17"><text:span text:style-name="resumeTest">Version : </text:span>1.1</text:p>
      <text:p text:style-name="P43"><text:span text:style-name="resumeTest">Acteurs concernés :</text:span> Utilisateurs <text:span text:style-name="T24">connectés</text:span></text:p>
      <text:p text:style-name="P43"/>
      <text:p text:style-name="Heading_20_4">Scénario nominal :</text:p>
      <text:p text:style-name="P43"><text:tab/>1. L'utilisateur accède à la page de son profil</text:p>
      <text:p text:style-name="P43"><text:tab/>2. L'utilisateur valide sa désinscription en saisissant son mot de passe</text:p>
      <text:p text:style-name="P43"><text:tab/>3. L'application vérifie le mot de passe saisi</text:p>
      <text:p text:style-name="P43"><text:tab/>4. L'application envoie un mail de confirmation à l'adresse que l’utilisateur avait renseigné</text:p>
      <text:p text:style-name="P43"><text:tab/>5. L’utilisateur accède au lien dans le mail reçu</text:p>
      <text:p text:style-name="P43"><text:tab/>6. L’utilisateur est renvoyé sur une page contenant un sondage qu’il peut remplir ou non</text:p>
      <text:p text:style-name="P43"><text:tab/>7. L'application supprime toutes les informations qui concerne<text:span text:style-name="T29">nt</text:span> l’ancien utilisateur et le renvoie sur la page d'accueil en tant qu’utilisateur anonyme</text:p>
      <text:p text:style-name="P43"/>
      <text:p text:style-name="Heading_20_4">Scénarios alternatifs :</text:p>
      <text:p text:style-name="P43">4a : Champ vide/Mot de passe non valide</text:p>
      <text:p text:style-name="P43"><text:tab/>1. L’application notifie l’utilisateur que le champ n’est pas rempli</text:p>
      <text:p text:style-name="P43">4b : Mot de passe non valide</text:p>
      <text:p text:style-name="P43"><text:tab/>1. L'application notifie l'utilisateur que le mot de passe saisi n’est pas valide</text:p>
      <text:p text:style-name="P43"><text:soft-page-break/>5a : Mail non reçu</text:p>
      <text:p text:style-name="P43"><text:tab/>1. Aucun mail reçu au bout de 24 heures</text:p>
      <text:p text:style-name="P43"><text:tab/>2. L’utilisateur informe l’administrateur de son problème</text:p>
      <text:p text:style-name="P43"><text:tab/>3. L’utilisateur reprend le scénario à l’étape 6</text:p>
      <text:p text:style-name="P43"/>
      <text:h text:style-name="P94" text:outline-level="3"><text:bookmark-start text:name="__RefHeading___Toc4381_1182045595"/>Modifier son profil<text:bookmark-end text:name="__RefHeading___Toc4381_1182045595"/></text:h>
      <text:p text:style-name="P44"/>
      <text:p text:style-name="P44"><text:span text:style-name="resumeTest">Résumé : </text:span>L'utilisateur enregistré, accède à la plage perm<text:span text:style-name="T29">e</text:span>ttant de modifier les informations de son profil,il peut s'il le désire modifier ses informations personnelles. Il est possible de modifier toutes les informations à l'exception de son pseudo.</text:p>
      <text:p text:style-name="P18"><text:span text:style-name="resumeTest">Date de création : </text:span>19/04/2016</text:p>
      <text:p text:style-name="P18"><text:span text:style-name="resumeTest"><text:span text:style-name="T26">Dernière modification </text:span></text:span><text:span text:style-name="resumeTest">: </text:span>19/04/2016</text:p>
      <text:p text:style-name="P18"><text:span text:style-name="resumeTest">Version : </text:span>1.1</text:p>
      <text:p text:style-name="P44"><text:span text:style-name="resumeTest">Acteurs </text:span><text:span text:style-name="resumeTest"><text:span text:style-name="T29">concernés </text:span></text:span><text:span text:style-name="resumeTest">: </text:span>Utilisateur<text:span text:style-name="T53">s</text:span> <text:span text:style-name="T53">connectés</text:span> </text:p>
      <text:p text:style-name="P44"/>
      <text:p text:style-name="Heading_20_4"><text:span text:style-name="T24">Scénario nominal </text:span>:</text:p>
      <text:p text:style-name="P44"><text:tab/>1. L'utilisateur enregistré (étant préalablement <text:span text:style-name="T24">connecté</text:span>) accède à la page lui permettant de modifier les informations personnelles</text:p>
      <text:p text:style-name="P44"><text:tab/>2. En cliquant sur le champ indiquant 'Modifier mes informations personnelles'</text:p>
      <text:p text:style-name="P44"><text:tab/>3. L'utilisateur modifie à sa guise les informations</text:p>
      <text:p text:style-name="P44"><text:tab/>4. Il valide les modifications, le site (ou application) vérifie <text:span text:style-name="T24">l'exactitude</text:span> des ces informations :</text:p>
      <text:p text:style-name="P44"><text:tab/><text:tab/>Si l'adresse mail est modifiée alors une vérification par mail est requise (envoi d'un mail automatique à la nouvelle adresse rentrée)</text:p>
      <text:p text:style-name="P44"><text:tab/>5. Confirmation des modifications et mise à jour dans la base de données</text:p>
      <text:p text:style-name="P44"/>
      <text:p text:style-name="Heading_20_4"><text:span text:style-name="T24">Scénario alternatif</text:span>: </text:p>
      <text:p text:style-name="P44"><text:span text:style-name="T29">4a : </text:span>L'adresse mail n'est pas au bon format </text:p>
      <text:p text:style-name="P45"><text:tab/><text:span text:style-name="T29">1. </text:span>Lors de la validation des information<text:span text:style-name="T24">s</text:span> un message d'erreur apparaît informa<text:span text:style-name="T29">n</text:span>t l'utilisateur de ce problème</text:p>
      <text:p text:style-name="P45"><text:span text:style-name="T29">4b : </text:span>Les deux champs mot de passe ne sont pas identiques </text:p>
      <text:p text:style-name="P45"><text:span text:style-name="T29"><text:tab/>1. </text:span>Lors de la validation des information<text:span text:style-name="T29">s</text:span> un message d'erreur apparaît informa<text:span text:style-name="T29">n</text:span>t l'utilisateur de ce problème</text:p>
      <text:p text:style-name="P45"><text:span text:style-name="T29">4c : </text:span>L'adresse mail est déjà utilisée par un autre membre </text:p>
      <text:p text:style-name="P45"><text:soft-page-break/><text:tab/><text:span text:style-name="T29">1. </text:span>Lors de la validation des information<text:span text:style-name="T29">s</text:span> un message d'erreur apparaît informa<text:span text:style-name="T29">n</text:span>t l'utilisateur de ce problème</text:p>
      <text:p text:style-name="P97">4d : Format du mot de passe non valide</text:p>
      <text:p text:style-name="P70"><text:span text:style-name="T29"><text:tab/>1. </text:span>Lors de la validation des information<text:span text:style-name="T29">s</text:span> un message d'erreur apparaît informa<text:span text:style-name="T29">n</text:span>t l'utilisateur de ce problè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94" text:outline-level="3"><text:bookmark-start text:name="__RefHeading___Toc4383_1182045595"/><text:span text:style-name="T30">C</text:span>onsulter l’aide<text:bookmark-end text:name="__RefHeading___Toc4383_1182045595"/></text:h>
      <text:p text:style-name="P43"/>
      <text:p text:style-name="P43"><text:span text:style-name="resumeTest">Résumé : </text:span>Permet à un utilisateur enregistré ou anonyme de consulter l’aide du site, les questions les plus fréquemment posées par les utilisateurs et les réponses associées.</text:p>
      <text:p text:style-name="P19"><text:span text:style-name="resumeTest">Date de création : </text:span>19/04/2016</text:p>
      <text:p text:style-name="P19"><text:span text:style-name="resumeTest"><text:span text:style-name="T26">Dernière modification </text:span></text:span><text:span text:style-name="resumeTest">: </text:span>19/04/2016</text:p>
      <text:p text:style-name="P19"><text:span text:style-name="resumeTest">Version : </text:span>1.1</text:p>
      <text:p text:style-name="P43"><text:span text:style-name="resumeTest">Acteurs concernés : </text:span>Utilisateurs <text:span text:style-name="T53">connectés</text:span> et anonymes</text:p>
      <text:p text:style-name="P43"/>
      <text:p text:style-name="Heading_20_4">Scénario nominal :</text:p>
      <text:p text:style-name="P43"><text:tab/>1. L’utilisateur demande l’accès à l’aide du site</text:p>
      <text:p text:style-name="P43"><text:tab/>2. L’utilisateur est renvoyé sur la page d’aide</text:p>
      <text:p text:style-name="P43"/>
      <text:p text:style-name="P43"/>
      <text:p text:style-name="P69"/>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h text:style-name="Heading_20_3" text:outline-level="3"><text:bookmark-start text:name="__RefHeading___Toc4385_1182045595"/><text:soft-page-break/>Consulter les conditions d'utilisation <text:bookmark-end text:name="__RefHeading___Toc4385_1182045595"/></text:h>
      <text:p text:style-name="P43"/>
      <text:p text:style-name="P43"><text:span text:style-name="resumeTest">Résumé :</text:span> <text:s/>Permet à un utilisateur de consulter les conditions d'utilisation de l'application.</text:p>
      <text:p text:style-name="P19"><text:span text:style-name="resumeTest">Date de création : </text:span>19/04/2016</text:p>
      <text:p text:style-name="P19"><text:span text:style-name="resumeTest"><text:span text:style-name="T26">Dernière modification </text:span></text:span><text:span text:style-name="resumeTest">: </text:span>19/04/2016</text:p>
      <text:p text:style-name="P19"><text:span text:style-name="resumeTest">Version : </text:span>1.1</text:p>
      <text:p text:style-name="P43"><text:span text:style-name="resumeTest">Acteurs </text:span><text:span text:style-name="resumeTest"><text:span text:style-name="T30">concernés </text:span></text:span><text:span text:style-name="resumeTest">: </text:span>Utilisateur<text:span text:style-name="T53">s</text:span> connecté<text:span text:style-name="T53">s</text:span> ou pas</text:p>
      <text:p text:style-name="P43"/>
      <text:p text:style-name="Heading_20_4">Scénario nominal :</text:p>
      <text:p text:style-name="P43"><text:tab/>1. L'utilisateur accède à la page des conditions d'utilisation</text:p>
      <text:p text:style-name="P43"><text:tab/>2. L'application affiche les conditions d'utilisatio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89" text:outline-level="3"/>
      <text:h text:style-name="P89" text:outline-level="3"/>
      <text:p text:style-name="P101"/>
      <text:p text:style-name="P101"/>
      <text:h text:style-name="Heading_20_3" text:outline-level="3"><text:bookmark-start text:name="__RefHeading___Toc4387_1182045595"/><text:soft-page-break/><text:span text:style-name="T7">Importer un ePub personnel</text:span> <text:bookmark-end text:name="__RefHeading___Toc4387_1182045595"/></text:h>
      <text:p text:style-name="P46"/>
      <text:p text:style-name="P46"><text:span text:style-name="resumeTest">Résumé :</text:span> Un utilisateur enregistré peut s'il le désire importer un livre au format ePub se trouvant sur sa machine.</text:p>
      <text:p text:style-name="P19"><text:span text:style-name="resumeTest">Date de création : </text:span>19/04/2016</text:p>
      <text:p text:style-name="P19"><text:span text:style-name="resumeTest"><text:span text:style-name="T26">Dernière modification </text:span></text:span><text:span text:style-name="resumeTest">: </text:span>19/04/2016</text:p>
      <text:p text:style-name="P19"><text:span text:style-name="resumeTest">Version : </text:span>1.1</text:p>
      <text:p text:style-name="P46"><text:span text:style-name="resumeTest">Acteurs </text:span><text:span text:style-name="resumeTest"><text:span text:style-name="T30">concernés </text:span></text:span><text:span text:style-name="resumeTest">: </text:span>Utilisateur<text:span text:style-name="T53">s</text:span> <text:span text:style-name="T53">connectés</text:span></text:p>
      <text:p text:style-name="P46"/>
      <text:p text:style-name="Heading_20_4"><text:span text:style-name="T24">Scénario nominal</text:span> :</text:p>
      <text:p text:style-name="P46"><text:tab/>1. L'utilisateur enregistré peut depuis la page d'accueil importer un livre en choisissant l'option 'importer un livre depuis ma machine'</text:p>
      <text:p text:style-name="P46"><text:tab/>2. Une <text:span text:style-name="T24">fenêtre</text:span> de type FileChoose<text:span text:style-name="T30">r</text:span> apparaît et il ne reste plus qu'à choisir le fichier à importer</text:p>
      <text:p text:style-name="P46"><text:tab/>3. L'utilisateur valide, une vérification est effectuée puis l'ajout se fait</text:p>
      <text:p text:style-name="P46"/>
      <text:p text:style-name="Heading_20_4"><text:span text:style-name="T24">Scénario alternatif</text:span>: </text:p>
      <text:p text:style-name="P47">2a : <text:span text:style-name="T30">Format invalide</text:span> </text:p>
      <text:p text:style-name="P47"><text:span text:style-name="T30"><text:tab/>1. </text:span>Le livre que l'utilisateur veut importer n'est pas au bon format, un message d'erreur apparaît alors</text:p>
      <text:p text:style-name="P47">2b : <text:span text:style-name="T31">Livre déjà présent</text:span></text:p>
      <text:p text:style-name="P47"><text:tab/><text:span text:style-name="T30">1. </text:span>Le livre que l'utilisateur veut importer est déjà dans sa bibliothèque, un message d'erreur apparait alors</text:p>
      <text:p text:style-name="P47">2c : <text:span text:style-name="T31">Fichier endommagé</text:span></text:p>
      <text:p text:style-name="P47"><text:tab/><text:span text:style-name="T30">1. L</text:span>e fichier que l'utilisateur tente d'importer est illisible (fichier endom<text:span text:style-name="T31">m</text:span>agé ...), un message d'erreur <text:span text:style-name="T24">apparaît</text:span></text:p>
      <text:p text:style-name="P46"/>
      <text:p text:style-name="P46"/>
      <text:p text:style-name="P46"/>
      <text:p text:style-name="P46"/>
      <text:p text:style-name="P46"/>
      <text:h text:style-name="Heading_20_3" text:outline-level="3"><text:bookmark-start text:name="__RefHeading___Toc4389_1182045595"/><text:soft-page-break/>Rechercher un ePub libre<text:bookmark-end text:name="__RefHeading___Toc4389_1182045595"/></text:h>
      <text:p text:style-name="P46"/>
      <text:p text:style-name="P46"><text:span text:style-name="resumeTest">Résumé :</text:span> Permet de rechercher dans les bases de données de l'application (Projet Gutenber<text:span text:style-name="T32">g</text:span>, etc.) un ePub en particulier, un sujet ou une catégorie.</text:p>
      <text:p text:style-name="P20"><text:span text:style-name="resumeTest">Date de création : </text:span>19/04/2016</text:p>
      <text:p text:style-name="P20"><text:span text:style-name="resumeTest"><text:span text:style-name="T26">Dernière modification </text:span></text:span><text:span text:style-name="resumeTest">: </text:span>19/04/2016</text:p>
      <text:p text:style-name="P20"><text:span text:style-name="resumeTest">Version : </text:span>1.1</text:p>
      <text:p text:style-name="P46"><text:span text:style-name="resumeTest">Acteurs </text:span><text:span text:style-name="resumeTest"><text:span text:style-name="T31">concernés </text:span></text:span><text:span text:style-name="resumeTest">:</text:span> Utilisateurs connectés ou non</text:p>
      <text:p text:style-name="P46"/>
      <text:p text:style-name="Heading_20_4">Scénario nominal :</text:p>
      <text:p text:style-name="P46"><text:tab/>1. L'utilisateur accède à la page de recherche</text:p>
      <text:p text:style-name="P46"><text:tab/>2. L'application affiche la page en proposant plusieurs filtres et options de recherche</text:p>
      <text:p text:style-name="P46"><text:tab/>3. L'utilisateur remplit les champs de recherche et sélectionne les options (par genre, par auteur, trier par date, par auteur...), puis valide la recherche</text:p>
      <text:p text:style-name="P46"><text:tab/>4. L'application sélectionne les résultats les plus pertinents et les affiche dans l'ordre du tri</text:p>
      <text:p text:style-name="P46"><text:tab/>5. L'utilisateur sélectionne un ePub parmi les résultats de la recherche</text:p>
      <text:p text:style-name="P46"><text:tab/>6. L'application affiche la page détaillée de cet ePub</text:p>
      <text:p text:style-name="P46"/>
      <text:p text:style-name="Heading_20_4">Scénarios alternatifs :</text:p>
      <text:p text:style-name="P46">3a : Champ vide</text:p>
      <text:p text:style-name="P46"><text:tab/>1. L'utilisateur essaie de lancer une recherche avec un champ vide</text:p>
      <text:p text:style-name="P46"><text:tab/>2. L'application indique à l'utilisateur que le champ n'est pas rempli et l'invite à le remplir</text:p>
      <text:p text:style-name="P46"><text:tab/>3. L'utilisateur reprend au point 3</text:p>
      <text:h text:style-name="P90" text:outline-level="3"/>
      <text:h text:style-name="P90" text:outline-level="3"/>
      <text:p text:style-name="P73"/>
      <text:p text:style-name="P73"/>
      <text:h text:style-name="P90" text:outline-level="3"><text:bookmark-start text:name="__RefHeading___Toc4391_1182045595"/><text:soft-page-break/>Télécharger un ePub libre<text:bookmark-end text:name="__RefHeading___Toc4391_1182045595"/></text:h>
      <text:p text:style-name="P46"/>
      <text:p text:style-name="P46"><text:span text:style-name="resumeTest">Résumé :</text:span> Permet à un utilisateur enregistré de stocker sur sa propre machine un ePub libre présent la bibliothèque du site. Cela lui permettra d’avoir accès au livre sans accéder au site. L'utilisateur est connecté et se trouve sur la page d'un livre.</text:p>
      <text:p text:style-name="P21"><text:span text:style-name="resumeTest">Date de création : </text:span>19/04/2016</text:p>
      <text:p text:style-name="P21"><text:span text:style-name="resumeTest"><text:span text:style-name="T26">Dernière modification </text:span></text:span><text:span text:style-name="resumeTest">: </text:span>19/04/2016</text:p>
      <text:p text:style-name="P21"><text:span text:style-name="resumeTest">Version : </text:span>1.1</text:p>
      <text:p text:style-name="P46"><text:span text:style-name="resumeTest">Acteurs concernés :</text:span> Utilisateurs <text:span text:style-name="T53">connectés</text:span></text:p>
      <text:p text:style-name="P46"/>
      <text:p text:style-name="Heading_20_4">Scénario nominal :</text:p>
      <text:p text:style-name="P46"><text:tab/>1. L'utilisateur demande le téléchargement depuis la page du livre</text:p>
      <text:p text:style-name="P46"><text:tab/>2. L’application vérifie l’espace disponible sur la machine</text:p>
      <text:p text:style-name="P46"><text:tab/>3. L’application lance le téléchargement et ajoute le livre téléchargé dans le profil / <text:span text:style-name="T54">sur la bibliothèque</text:span> de l’utilisateur</text:p>
      <text:p text:style-name="P46"/>
      <text:p text:style-name="Heading_20_4">Scénarios alternatifs :</text:p>
      <text:p text:style-name="P46">2a : L’espace vide sur la machine n’est pas suffisant</text:p>
      <text:p text:style-name="P46"><text:tab/>1. L’application informe l’utilisateur qu’il n’a plus assez d’espace libre sur sa machine</text:p>
      <text:p text:style-name="P46"/>
      <text:p text:style-name="P43"/>
      <text:p text:style-name="P43"/>
      <text:p text:style-name="P72"/>
      <text:p text:style-name="P72"/>
      <text:h text:style-name="Heading_20_3" text:outline-level="3"/>
      <text:h text:style-name="Heading_20_3" text:outline-level="3"/>
      <text:p text:style-name="Text_20_body"/>
      <text:p text:style-name="Text_20_body"/>
      <text:h text:style-name="Heading_20_3" text:outline-level="3"><text:bookmark-start text:name="__RefHeading___Toc4393_1182045595"/><text:soft-page-break/>Consulter sa bibliothèque<text:bookmark-end text:name="__RefHeading___Toc4393_1182045595"/></text:h>
      <text:p text:style-name="P48"/>
      <text:p text:style-name="P48"><text:span text:style-name="resumeTest">Résumé :</text:span> Un utilisateur connecté peut consulter tous les livres qu'il possède. Cette fonctionnalité est directement accessible sur l'accueil: une fois connecté il est redirigé vers la page d'accueil, il peut aussi à tout moment lors de la navigation sur le site (ou l'application) choisir d'aller sur l'accueil (en cliquant sur le bouton adapté) afin de consulter sa bibliothèque.</text:p>
      <text:p text:style-name="P21"><text:span text:style-name="resumeTest">Date de création : </text:span>19/04/2016</text:p>
      <text:p text:style-name="P21"><text:span text:style-name="resumeTest"><text:span text:style-name="T26">Dernière modification </text:span></text:span><text:span text:style-name="resumeTest">: </text:span>19/04/2016</text:p>
      <text:p text:style-name="P21"><text:span text:style-name="resumeTest">Version : </text:span>1.1</text:p>
      <text:p text:style-name="P48"><text:span text:style-name="resumeTest">Acteurs :</text:span> Utilisateurs connectés ou non</text:p>
      <text:p text:style-name="P48"/>
      <text:p text:style-name="Heading_20_4"><text:span text:style-name="T24">Scénario nominal</text:span> :</text:p>
      <text:p text:style-name="P48"><text:tab/>1. Depuis n'importe quelle page du site l'utilisateur connecté peut accéder à l'accueil en cliquant sur le bouton accueil </text:p>
      <text:p text:style-name="P48"/>
      <text:p text:style-name="Heading_20_4"><text:span text:style-name="T24">Scénarios alternatifs</text:span> : </text:p>
      <text:p text:style-name="P49">1a : <text:span text:style-name="T32">Utilisateur non connecté</text:span></text:p>
      <text:p text:style-name="P49"><text:tab/><text:span text:style-name="T32">1.</text:span> Si l'utilisateur n'est pas connecté alors il ne pourra pas voir sa bibliothèque</text:p>
      <text:p text:style-name="P49">1b : <text:span text:style-name="T32">Bibliothèque vide</text:span></text:p>
      <text:p text:style-name="P49"><text:tab/><text:span text:style-name="T32">1.</text:span> Si l'utilisateur ne possède pas de livre alors sa bibliothèque est vide</text:p>
      <text:p text:style-name="P48"/>
      <text:p text:style-name="P48"/>
      <text:p text:style-name="P48"/>
      <text:p text:style-name="P74"/>
      <text:p text:style-name="P74"/>
      <text:p text:style-name="P74"/>
      <text:h text:style-name="P91" text:outline-level="3"/>
      <text:h text:style-name="P94" text:outline-level="3"><text:bookmark-start text:name="__RefHeading___Toc4395_1182045595"/>Consulter les informations d'un ePub (de sa bibliothèque)<text:bookmark-end text:name="__RefHeading___Toc4395_1182045595"/></text:h>
      <text:p text:style-name="P50"/>
      <text:p text:style-name="P50"><text:span text:style-name="resumeTest">Résumé : </text:span>L'utilisateur connecté possédant un ouvrage et désirant consulter les informations relatives à celui-ci clique dessus; il est redirigé vers la page de cette oeuvre et peut ainsi lire le résumé, ou encore voir la couverture, savoir qui est l'auteur, connaître la maison d'édition ....</text:p>
      <text:p text:style-name="P21"><text:span text:style-name="resumeTest">Date de création : </text:span>19/04/2016</text:p>
      <text:p text:style-name="P21"><text:span text:style-name="resumeTest"><text:span text:style-name="T26">Dernière modification </text:span></text:span><text:span text:style-name="resumeTest">: </text:span>19/04/2016</text:p>
      <text:p text:style-name="P21"><text:span text:style-name="resumeTest">Version : </text:span>1.1</text:p>
      <text:p text:style-name="P50"><text:span text:style-name="resumeTest">Acteurs </text:span><text:span text:style-name="resumeTest"><text:span text:style-name="T33">concernés </text:span></text:span><text:span text:style-name="resumeTest">: </text:span>Utilisateurs connectés</text:p>
      <text:p text:style-name="P50"/>
      <text:p text:style-name="Heading_20_4"><text:span text:style-name="T24">Scénario nominal </text:span>:</text:p>
      <text:p text:style-name="P50"><text:tab/>1. Depuis sa bibliothèque, l'utilisateur sélectionne un livre</text:p>
      <text:p text:style-name="P50"><text:tab/>2. Il est redirigé vers la page du livre où il peut consulter les informations relatives à l'ouvrage</text:p>
      <text:p text:style-name="P50"><text:tab/>3. Sur cette page il consulte à sa guise les informations</text:p>
      <text:p text:style-name="P50"/>
      <text:p text:style-name="Heading_20_4"><text:span text:style-name="T24">Scénarios alternatifs</text:span>: </text:p>
      <text:p text:style-name="P51">1a : <text:span text:style-name="T34">Utilisateur non connecté</text:span></text:p>
      <text:p text:style-name="P51"><text:tab/><text:span text:style-name="T34">1. </text:span>Si l'utilisateur n'est pas connecté alors il ne pourra pas voir sa bibliothèque</text:p>
      <text:p text:style-name="P75"/>
      <text:h text:style-name="Heading_20_3" text:outline-level="3"/>
      <text:p text:style-name="Text_20_body"/>
      <text:p text:style-name="Text_20_body"/>
      <text:h text:style-name="P91" text:outline-level="3"/>
      <text:h text:style-name="P94" text:outline-level="3"><text:bookmark-start text:name="__RefHeading___Toc4397_1182045595"/>Commenter / Noter<text:bookmark-end text:name="__RefHeading___Toc4397_1182045595"/></text:h>
      <text:p text:style-name="P52"/>
      <text:p text:style-name="P52"><text:span text:style-name="resumeTest">Résumé :</text:span> Permet à <text:s/>l'utilisateur enregistré et connecté de mettre une note et un commentaire sur une oeuvre depuis la page de celle ci. </text:p>
      <text:p text:style-name="P22"><text:span text:style-name="resumeTest">Date de création : </text:span>19/04/2016</text:p>
      <text:p text:style-name="P22"><text:span text:style-name="resumeTest"><text:span text:style-name="T26">Dernière modification </text:span></text:span><text:span text:style-name="resumeTest">: </text:span>19/04/2016</text:p>
      <text:p text:style-name="P22"><text:span text:style-name="resumeTest">Version : </text:span>1.1</text:p>
      <text:p text:style-name="P52"><text:span text:style-name="resumeTest">Acteurs </text:span><text:span text:style-name="resumeTest"><text:span text:style-name="T35">concernés </text:span></text:span><text:span text:style-name="resumeTest">:</text:span> Utilisateurs connectés</text:p>
      <text:p text:style-name="P52"/>
      <text:p text:style-name="Heading_20_4">Scénario nominal : </text:p>
      <text:p text:style-name="P52"><text:tab/><text:span text:style-name="T35">1. </text:span>L'utilisateur affiche deux champs note et commentaire via le bouton correspondant</text:p>
      <text:p text:style-name="P52"><text:tab/><text:span text:style-name="T35">2. </text:span>L'utilisateur peut choisir de mettre une note seule ou accompagnée d'un commentaire</text:p>
      <text:p text:style-name="P52"><text:tab/><text:span text:style-name="T35">3. </text:span>L'utilisateur valide et sa note (et commentaire) est ajoutée</text:p>
      <text:p text:style-name="P52"/>
      <text:p text:style-name="Heading_20_4">Scénario alternatif : </text:p>
      <text:p text:style-name="P53">3a : <text:span text:style-name="T35">Aucune note</text:span></text:p>
      <text:p text:style-name="P53"><text:tab/><text:span text:style-name="T35">1. </text:span>Un message d'erreur est affiché après validation si la zone de commentaire est remplie seule</text:p>
      <text:p text:style-name="P52"/>
      <text:p text:style-name="P52"/>
      <text:p text:style-name="P52"/>
      <text:p text:style-name="P52"/>
      <text:p text:style-name="P52"/>
      <text:p text:style-name="P52"/>
      <text:p text:style-name="P52"/>
      <text:p text:style-name="P52"/>
      <text:p text:style-name="P52"/>
      <text:p text:style-name="P52"/>
      <text:h text:style-name="Heading_20_3" text:outline-level="3"><text:bookmark-start text:name="__RefHeading___Toc4399_1182045595"/><text:soft-page-break/>Supprimer un ePub libre<text:bookmark-end text:name="__RefHeading___Toc4399_1182045595"/></text:h>
      <text:p text:style-name="P54"/>
      <text:p text:style-name="P54"><text:span text:style-name="resumeTest">Résumé : </text:span>Permet à un utilisateur <text:span text:style-name="T35">connecté</text:span> de supprimer un ePub présent sur sa machine et dans sa bibliothèque.</text:p>
      <text:p text:style-name="P22"><text:span text:style-name="resumeTest">Date de création : </text:span>19/04/2016</text:p>
      <text:p text:style-name="P22"><text:span text:style-name="resumeTest"><text:span text:style-name="T26">Dernière modification </text:span></text:span><text:span text:style-name="resumeTest">: </text:span>19/04/2016</text:p>
      <text:p text:style-name="P22"><text:span text:style-name="resumeTest">Version : </text:span>1.1</text:p>
      <text:p text:style-name="P54"><text:span text:style-name="resumeTest">Acteurs concernés :</text:span> Utilisateurs <text:span text:style-name="T52">connectés</text:span></text:p>
      <text:p text:style-name="P54"/>
      <text:p text:style-name="Heading_20_4">Scénario nominal :</text:p>
      <text:p text:style-name="P54"><text:tab/>1. L'utilisateur demande la suppression d’un livre depuis la page du livre présent dans sa bibliothèque</text:p>
      <text:p text:style-name="P54"><text:tab/>2. L’application vérifie que le livre est stocké sur la machine</text:p>
      <text:p text:style-name="P54"><text:tab/>3. L’application supprime le livre de la machine et de la bibliothèque</text:p>
      <text:p text:style-name="P54"/>
      <text:p text:style-name="Heading_20_4">Scénarios alternatifs :</text:p>
      <text:p text:style-name="P54">2a : Le livre n’est pas présent sur la machine</text:p>
      <text:p text:style-name="P54"><text:tab/>1. L’application informe l’utilisateur qu’il n’a plus l’oeuvre sur sa machine et supprime l’oeuvre de sa bibliothèque personnelle</text:p>
      <text:p text:style-name="P54"/>
      <text:p text:style-name="P54"/>
      <text:p text:style-name="P54"/>
      <text:p text:style-name="P54"/>
      <text:p text:style-name="P54"/>
      <text:p text:style-name="P54"/>
      <text:p text:style-name="P54"/>
      <text:p text:style-name="P54"/>
      <text:p text:style-name="P54"/>
      <text:p text:style-name="P54"/>
      <text:h text:style-name="Heading_20_3" text:outline-level="3"><text:bookmark-start text:name="__RefHeading___Toc4401_1182045595"/><text:soft-page-break/>Trier sa bibliothèque<text:bookmark-end text:name="__RefHeading___Toc4401_1182045595"/></text:h>
      <text:p text:style-name="P54"/>
      <text:p text:style-name="P54"><text:span text:style-name="resumeTest">Résumé :</text:span> Permet à un utilisateur <text:span text:style-name="T35">connecté</text:span> se situant dans sa bibliothèque de trier ses œuvres par certains critères (auteurs, titres, genre, etc.).</text:p>
      <text:p text:style-name="P22"><text:span text:style-name="resumeTest">Date de création : </text:span>19/04/2016</text:p>
      <text:p text:style-name="P22"><text:span text:style-name="resumeTest"><text:span text:style-name="T26">Dernière modification </text:span></text:span><text:span text:style-name="resumeTest">: </text:span>19/04/2016</text:p>
      <text:p text:style-name="P22"><text:span text:style-name="resumeTest">Version : </text:span>1.1</text:p>
      <text:p text:style-name="P54"><text:span text:style-name="resumeTest">Acteurs concernés :</text:span> Utilisateurs <text:span text:style-name="T52">connectés</text:span></text:p>
      <text:p text:style-name="P54"/>
      <text:p text:style-name="Heading_20_4">Scénario nominal :</text:p>
      <text:p text:style-name="P54"><text:tab/>1. L’utilisateur demande le tri de sa bibliothèque selon différents critères</text:p>
      <text:p text:style-name="P54"><text:tab/>2. L’application retourne le résultat de la bibliothèque triée selon le critère renseigné</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Heading_20_3" text:outline-level="3"><text:bookmark-start text:name="__RefHeading___Toc4403_1182045595"/><text:soft-page-break/>Lancer le mode lecture<text:bookmark-end text:name="__RefHeading___Toc4403_1182045595"/></text:h>
      <text:p text:style-name="P54"/>
      <text:p text:style-name="P54"><text:span text:style-name="resumeTest">Résumé :</text:span> Permet à un utilisateur <text:span text:style-name="T36">connecté</text:span> se situant sur la page d’un livre d’ouvrir un lecteur afin de lire le livre.</text:p>
      <text:p text:style-name="P23"><text:span text:style-name="resumeTest">Date de création : </text:span>19/04/2016</text:p>
      <text:p text:style-name="P23"><text:span text:style-name="resumeTest"><text:span text:style-name="T26">Dernière modification </text:span></text:span><text:span text:style-name="resumeTest">: </text:span>19/04/2016</text:p>
      <text:p text:style-name="P23"><text:span text:style-name="resumeTest">Version : </text:span>1.1</text:p>
      <text:p text:style-name="P54"><text:span text:style-name="resumeTest">Acteurs concernés :</text:span> Utilisateurs <text:span text:style-name="T52">connectés</text:span></text:p>
      <text:p text:style-name="P54"/>
      <text:p text:style-name="Heading_20_4">Scénario nominal :</text:p>
      <text:p text:style-name="P54"><text:tab/>1. L’utilisateur demande la lecture du livre <text:span text:style-name="T8">sélectionné</text:span></text:p>
      <text:p text:style-name="P54"><text:tab/>2. L’application affiche le lecteur</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Heading_20_3" text:outline-level="3"><text:bookmark-start text:name="__RefHeading___Toc4405_1182045595"/><text:soft-page-break/>Signaler un problème<text:bookmark-end text:name="__RefHeading___Toc4405_1182045595"/></text:h>
      <text:p text:style-name="P55"/>
      <text:p text:style-name="P55"><text:span text:style-name="resumeTest">Résumé :</text:span> L'utilisateur a rencontré un problème au cours de <text:span text:style-name="T10">l'exécution</text:span> de l'application et souhaite l'indiquer au développeur.</text:p>
      <text:p text:style-name="P24"><text:span text:style-name="resumeTest">Date de création : </text:span>19/04/2016</text:p>
      <text:p text:style-name="P24"><text:span text:style-name="resumeTest"><text:span text:style-name="T26">Dernière modification </text:span></text:span><text:span text:style-name="resumeTest">: </text:span>19/04/2016</text:p>
      <text:p text:style-name="P24"><text:span text:style-name="resumeTest">Version : </text:span>1.1</text:p>
      <text:p text:style-name="P55"><text:span text:style-name="resumeTest">Acteurs </text:span><text:span text:style-name="resumeTest"><text:span text:style-name="T37">concernés</text:span></text:span><text:span text:style-name="resumeTest">:</text:span> Utilisateurs connectés</text:p>
      <text:p text:style-name="P55"/>
      <text:p text:style-name="Heading_20_4">Scénario nominal :</text:p>
      <text:p text:style-name="P55"><text:tab/>1. L'utilisateur accède à la page de signalement dans le menu</text:p>
      <text:p text:style-name="P55"><text:tab/>2. L'utilisateur remplit les champs de signalement et le valide</text:p>
      <text:p text:style-name="P55"><text:tab/>3. L'application enregistre le signalement, en notifie l'utilisateur et le renvoie sur l'écran <text:span text:style-name="T9">d'accueil</text:span></text:p>
      <text:p text:style-name="P6"><text:tab/>4. Un mail de confirmation et de récapitulation est envoyé à l'utilisateur</text:p>
      <text:p text:style-name="P55"/>
      <text:p text:style-name="Heading_20_4">Scénarios alternatifs :</text:p>
      <text:p text:style-name="P55">2a : Champ(s) vide(s)</text:p>
      <text:p text:style-name="P55"><text:tab/>1. L'utilisateur n'a pas rempli tous les champs <text:span text:style-name="T9">nécessaires</text:span> au signalement mais le soumet tout de même</text:p>
      <text:p text:style-name="P55"><text:tab/>2. L'application réaffiche la page en indiquant les données manquantes</text:p>
      <text:p text:style-name="P55"><text:s text:c="3"/><text:tab/>3. L'utilisateur reprend au point 2</text:p>
      <text:p text:style-name="P55"><text:s/></text:p>
      <text:p text:style-name="P55"/>
      <text:p text:style-name="P55"/>
      <text:p text:style-name="P55"/>
      <text:p text:style-name="P55"/>
      <text:p text:style-name="P55"/>
      <text:p text:style-name="P55"/>
      <text:p text:style-name="P55"/>
      <text:h text:style-name="Heading_20_3" text:outline-level="3"><text:bookmark-start text:name="__RefHeading___Toc4407_1182045595"/><text:soft-page-break/>Rechercher un ePub dans sa bibliothèque<text:bookmark-end text:name="__RefHeading___Toc4407_1182045595"/></text:h>
      <text:p text:style-name="P55"/>
      <text:p text:style-name="P55"><text:span text:style-name="resumeTest">Résumé :</text:span> L'utilisateur connecté et sur la page <text:span text:style-name="T9">d'accueil</text:span> recherche un ePub particulier dans la liste de ceux qu'il a téléchargés.</text:p>
      <text:p text:style-name="P25"><text:span text:style-name="resumeTest">Date de création : </text:span>19/04/2016</text:p>
      <text:p text:style-name="P25"><text:span text:style-name="resumeTest"><text:span text:style-name="T26">Dernière modification </text:span></text:span><text:span text:style-name="resumeTest">: </text:span>19/04/2016</text:p>
      <text:p text:style-name="P25"><text:span text:style-name="resumeTest">Version : </text:span>1.1</text:p>
      <text:p text:style-name="P55"><text:span text:style-name="resumeTest">Acteurs </text:span><text:span text:style-name="resumeTest"><text:span text:style-name="T38">concernés </text:span></text:span><text:span text:style-name="resumeTest">: </text:span>Utilisateur<text:span text:style-name="T53">s</text:span> connecté<text:span text:style-name="T53">s</text:span></text:p>
      <text:p text:style-name="P55"/>
      <text:p text:style-name="Heading_20_4">Scénario nominal :</text:p>
      <text:p text:style-name="P55"><text:tab/>1. L'utilisateur se place dans la barre de recherche et tape sa requête</text:p>
      <text:p text:style-name="P55"><text:tab/>2. L'application recherche les résultats correspondants et les affiche (en cachant les autres)</text:p>
      <text:p text:style-name="P55"/>
      <text:p text:style-name="Heading_20_4">Scénario alternatif :</text:p>
      <text:p text:style-name="P55">2a : Pas de résultats</text:p>
      <text:p text:style-name="P55"><text:s text:c="3"/><text:tab/>1. L'application n'a pas pu trouver de résultats correspondant à la requête de l'utilisateur, et affiche une page indiquant qu'aucun résultat n'a pu être trouvé</text:p>
      <text:p text:style-name="P55"><text:tab/>2. L'utilisateur reprend au point 1</text:p>
      <text:p text:style-name="P55"/>
      <text:p text:style-name="P55"/>
      <text:p text:style-name="P55"/>
      <text:p text:style-name="P55"/>
      <text:p text:style-name="P55"/>
      <text:p text:style-name="P55"/>
      <text:p text:style-name="P55"/>
      <text:p text:style-name="P55"/>
      <text:p text:style-name="P55"/>
      <text:p text:style-name="P55"/>
      <text:h text:style-name="Heading_20_3" text:outline-level="3"><text:bookmark-start text:name="__RefHeading___Toc4409_1182045595"/><text:soft-page-break/>Consulter les propositions:<text:bookmark-end text:name="__RefHeading___Toc4409_1182045595"/></text:h>
      <text:p text:style-name="P56"/>
      <text:p text:style-name="P56"><text:span text:style-name="resumeTest">Résumé : </text:span>Un utilisateur connecté peut consulter une liste d'oeuvre<text:span text:style-name="T54">s</text:span> que l'application lui propose. Cette liste est choisie en fonction des choix précédents de l'utilisateur : par exemple si il lit fréquemment des polars, l'application lui proposera des livres de Fred Vargas.</text:p>
      <text:p text:style-name="P26"><text:span text:style-name="resumeTest">Date de création : </text:span>19/04/2016</text:p>
      <text:p text:style-name="P26"><text:span text:style-name="resumeTest"><text:span text:style-name="T26">Dernière modification </text:span></text:span><text:span text:style-name="resumeTest">: </text:span>19/04/2016</text:p>
      <text:p text:style-name="P26"><text:span text:style-name="resumeTest"><text:span text:style-name="T39">Version : </text:span></text:span><text:span text:style-name="resumeTest"><text:span text:style-name="T20">1.1</text:span></text:span></text:p>
      <text:p text:style-name="P56"><text:span text:style-name="resumeTest">Acteurs </text:span><text:span text:style-name="resumeTest"><text:span text:style-name="T41">concernés </text:span></text:span><text:span text:style-name="resumeTest">:</text:span> Utilisateurs connectés</text:p>
      <text:p text:style-name="P56"/>
      <text:p text:style-name="Heading_20_4">Scénario nominal :</text:p>
      <text:p text:style-name="P56"><text:tab/>1. L'utilisateur sur la page d'accueil à directement accès à cette section : il peut voir trois des livres qui lui sont proposés, en cliquant sur 'voir davantage', il est redirigé vers une page qui liste des oeuvres qui pourr<text:span text:style-name="T54">aient</text:span> l'intéresser</text:p>
      <text:p text:style-name="P56"/>
      <text:p text:style-name="Heading_20_4">S<text:span text:style-name="T24">cénarios alternatifs :</text:span></text:p>
      <text:p text:style-name="P57">1a : <text:span text:style-name="T40">Bibliothèque vide</text:span></text:p>
      <text:p text:style-name="P57"><text:tab/><text:span text:style-name="T40">1.</text:span> L'utilisateur n'a pas encore lu de livre , cette liste est donc vid<text:span text:style-name="T52">e</text:span></text:p>
      <text:p text:style-name="P56"/>
      <text:p text:style-name="P56"/>
      <text:p text:style-name="P56"/>
      <text:p text:style-name="P56"/>
      <text:p text:style-name="P56"/>
      <text:p text:style-name="P56"/>
      <text:p text:style-name="P56"/>
      <text:p text:style-name="P81"/>
      <text:h text:style-name="P93" text:outline-level="3"/>
      <text:h text:style-name="P95" text:outline-level="3"><text:bookmark-start text:name="__RefHeading___Toc4411_1182045595"/>Tourner une page<text:bookmark-end text:name="__RefHeading___Toc4411_1182045595"/></text:h>
      <text:p text:style-name="P78"/>
      <text:p text:style-name="P2"><text:span text:style-name="resumeTest"><text:span text:style-name="T42">Résumé : </text:span></text:span><text:span text:style-name="T11">Permet à un utilisateur </text:span><text:span text:style-name="T14">connecté</text:span><text:span text:style-name="T11"> s</text:span><text:span text:style-name="T19">e</text:span><text:span text:style-name="T11"> situant sur le lecteur d’un livre d’avancer ou de reculer page par page.</text:span></text:p>
      <text:p text:style-name="P27"><text:span text:style-name="resumeTest">Date de création : </text:span>19/04/2016</text:p>
      <text:p text:style-name="P27"><text:span text:style-name="resumeTest"><text:span text:style-name="T26">Dernière modification </text:span></text:span><text:span text:style-name="resumeTest">: </text:span>19/04/2016</text:p>
      <text:p text:style-name="P27"><text:span text:style-name="resumeTest"><text:span text:style-name="T42">Version : </text:span></text:span><text:span text:style-name="T11">1.1</text:span></text:p>
      <text:p text:style-name="P2"><text:span text:style-name="resumeTest"><text:span text:style-name="T42">Acteurs concernés :</text:span></text:span><text:span text:style-name="T11"> Utilisateurs </text:span><text:span text:style-name="T18">connectés</text:span></text:p>
      <text:p text:style-name="P76"/>
      <text:p text:style-name="P96">Scénario nominal :</text:p>
      <text:p text:style-name="P78"><text:tab/>1. L’utilisateur demande le changement de page</text:p>
      <text:p text:style-name="P82"><text:span text:style-name="T11"><text:tab/>2. L’application affiche la page suivante ou </text:span><text:span text:style-name="T12">précédente</text:span></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h text:style-name="P92" text:outline-level="3"><text:bookmark-start text:name="__RefHeading___Toc4413_1182045595"/><text:soft-page-break/>Accéder à une page donnée<text:bookmark-end text:name="__RefHeading___Toc4413_1182045595"/></text:h>
      <text:p text:style-name="P77"/>
      <text:p text:style-name="Text_20_body"><text:span text:style-name="resumeTest"><text:span text:style-name="T42">Résumé :</text:span></text:span><text:span text:style-name="T11"> Permet à un utilisateur </text:span><text:span text:style-name="T15">connecté</text:span><text:span text:style-name="T11"> se situant sur le lecteur d’un livre d’accéder à une page précise qui n’est pas nécessairement la suivante ou la précédente par rapport à la page courante.</text:span></text:p>
      <text:p text:style-name="P28"><text:span text:style-name="resumeTest">Date de création : </text:span>19/04/2016</text:p>
      <text:p text:style-name="P28"><text:span text:style-name="resumeTest"><text:span text:style-name="T26">Dernière modification </text:span></text:span><text:span text:style-name="resumeTest">: </text:span>19/04/2016</text:p>
      <text:p text:style-name="P28"><text:span text:style-name="resumeTest"><text:span text:style-name="T43">Version : </text:span></text:span><text:span text:style-name="T13">1.1</text:span></text:p>
      <text:p text:style-name="Text_20_body"><text:span text:style-name="resumeTest"><text:span text:style-name="T42">Acteurs concernés :</text:span></text:span><text:span text:style-name="T11"> Utilisateurs </text:span><text:span text:style-name="T18">connectés</text:span></text:p>
      <text:p text:style-name="Text_20_body"/>
      <text:p text:style-name="P96">Scénario nominal :</text:p>
      <text:p text:style-name="P102"><text:tab/>1. L’utilisateur demande l’affichage d’une page donnée en remplissant le champ correspondant</text:p>
      <text:p text:style-name="P102"><text:tab/>2. L’application affiche la page demandée dans le lecteur</text:p>
      <text:p text:style-name="Text_20_body"/>
      <text:p text:style-name="P96">Scénarios alternatifs :</text:p>
      <text:p text:style-name="P102">1a : Champ vide</text:p>
      <text:p text:style-name="P102"><text:tab/>1. L’application notifie l’utilisateur qu’il n’a pas rempli le champ</text:p>
      <text:p text:style-name="P102">1b : Caractères non numérique</text:p>
      <text:p text:style-name="P102"><text:tab/>1. L’application notifie l’utilisateur de son erreur</text:p>
      <text:p text:style-name="Text_20_body"><text:span text:style-name="T11">1c : L'utilisateur rentre le numéro d'une page qui dépasse le nombre de page</text:span><text:span text:style-name="T19">s</text:span><text:span text:style-name="T11"> du livre</text:span></text:p>
      <text:p text:style-name="P103"><text:tab/>1. L'application notifie l'utilisateur de son erreur</text:p>
      <text:p text:style-name="Text_20_body"/>
      <text:p text:style-name="P77"/>
      <text:p text:style-name="P77"/>
      <text:p text:style-name="P77"/>
      <text:p text:style-name="P77"/>
      <text:p text:style-name="P77"/>
      <text:p text:style-name="P77"/>
      <text:p text:style-name="P77"/>
      <text:p text:style-name="P77"/>
      <text:p text:style-name="P77"/>
      <text:p text:style-name="P77"/>
      <text:p text:style-name="P77"/>
      <text:h text:style-name="P92" text:outline-level="3"><text:bookmark-start text:name="__RefHeading___Toc4415_1182045595"/><text:soft-page-break/>Accéder à la première page<text:bookmark-end text:name="__RefHeading___Toc4415_1182045595"/></text:h>
      <text:p text:style-name="Text_20_body"/>
      <text:p text:style-name="Text_20_body"><text:span text:style-name="resumeTest"><text:span text:style-name="T42">Résumé : </text:span></text:span><text:span text:style-name="T11">Permet à un utilisateur </text:span><text:span text:style-name="T16">connecté</text:span><text:span text:style-name="T11"> se situant sur le lecteur d’un livre d’accéder à la première page.</text:span></text:p>
      <text:p text:style-name="P29"><text:span text:style-name="resumeTest">Date de création : </text:span>19/04/2016</text:p>
      <text:p text:style-name="P29"><text:span text:style-name="resumeTest"><text:span text:style-name="T26">Dernière modification </text:span></text:span><text:span text:style-name="resumeTest">: </text:span>19/04/2016</text:p>
      <text:p text:style-name="P29"><text:span text:style-name="resumeTest"><text:span text:style-name="T42">Version : </text:span></text:span><text:span text:style-name="T11">1.1</text:span></text:p>
      <text:p text:style-name="Text_20_body"><text:span text:style-name="resumeTest"><text:span text:style-name="T42">Acteurs concernés : </text:span></text:span><text:span text:style-name="T11">Utilisateurs </text:span><text:span text:style-name="T18">connectés</text:span></text:p>
      <text:p text:style-name="Text_20_body"/>
      <text:p text:style-name="P96">Scénario nominal :</text:p>
      <text:p text:style-name="P102"><text:tab/>1. L’utilisateur demande l’affichage de la première page du livre</text:p>
      <text:p text:style-name="P102"><text:tab/>2. L’application affiche la première page dans le lecteur</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h text:style-name="P92" text:outline-level="3"><text:bookmark-start text:name="__RefHeading___Toc4417_1182045595"/><text:soft-page-break/>Accéder à la dernière page<text:bookmark-end text:name="__RefHeading___Toc4417_1182045595"/></text:h>
      <text:p text:style-name="Text_20_body"/>
      <text:p text:style-name="Text_20_body"><text:span text:style-name="resumeTest"><text:span text:style-name="T42">Résumé : </text:span></text:span><text:span text:style-name="T11">Permet à un utilisateur </text:span><text:span text:style-name="T17">connecté</text:span><text:span text:style-name="T11"> se situant sur le lecteur d’un livre d’accéder à la dernière page.</text:span></text:p>
      <text:p text:style-name="P30"><text:span text:style-name="resumeTest">Date de création : </text:span>19/04/2016</text:p>
      <text:p text:style-name="P30"><text:span text:style-name="resumeTest"><text:span text:style-name="T26">Dernière modification </text:span></text:span><text:span text:style-name="resumeTest">: </text:span>19/04/2016</text:p>
      <text:p text:style-name="P30"><text:span text:style-name="resumeTest"><text:span text:style-name="T42">Version : </text:span></text:span><text:span text:style-name="T11">1.1</text:span></text:p>
      <text:p text:style-name="Text_20_body"><text:span text:style-name="resumeTest"><text:span text:style-name="T42">Acteurs concernés : </text:span></text:span><text:span text:style-name="T11">Utilisateurs </text:span><text:span text:style-name="T18">connectés</text:span></text:p>
      <text:p text:style-name="Text_20_body"/>
      <text:p text:style-name="P96">Scénario nominal :</text:p>
      <text:p text:style-name="P102"><text:tab/>1. L’utilisateur demande l’affichage de la dernière page du livre</text:p>
      <text:p text:style-name="P102"><text:tab/>2. L’application affiche la dernière page dans le lecteur</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3" text:outline-level="3"><text:bookmark-start text:name="__RefHeading___Toc4419_1182045595"/><text:soft-page-break/>C<text:span text:style-name="T25">r</text:span>éer un signet <text:bookmark-end text:name="__RefHeading___Toc4419_1182045595"/></text:h>
      <text:p text:style-name="Text_20_body"/>
      <text:p text:style-name="P58"><text:span text:style-name="resumeTest">Résumé:</text:span> Une fois en mode lecture l'utilisateur peut créer un signet en utilisant l'option adapté<text:span text:style-name="T54">e</text:span> dans la barre de menu.</text:p>
      <text:p text:style-name="P31"><text:span text:style-name="resumeTest">Date de création : </text:span>19/04/2016</text:p>
      <text:p text:style-name="P31"><text:span text:style-name="resumeTest"><text:span text:style-name="T26">Dernière modification </text:span></text:span><text:span text:style-name="resumeTest">: </text:span>19/04/2016</text:p>
      <text:p text:style-name="P31"><text:span text:style-name="resumeTest">Version : </text:span>1.1</text:p>
      <text:p text:style-name="P66"><text:span text:style-name="resumeTest">Acteurs concernés :</text:span> Utilisateur<text:span text:style-name="T44">s</text:span> connecté<text:span text:style-name="T44">s</text:span></text:p>
      <text:p text:style-name="P66"/>
      <text:p text:style-name="Heading_20_4">Scénario nominal:</text:p>
      <text:p text:style-name="P58"><text:tab/>1. L'utilisateur utilise l'option créer un signet</text:p>
      <text:p text:style-name="P58"><text:tab/>2. Le signet est créé et le numéro de la page est enregistré dans la liste des signets</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h text:style-name="Heading_20_3" text:outline-level="3"><text:bookmark-start text:name="__RefHeading___Toc4421_1182045595"/><text:soft-page-break/>Créer une note<text:bookmark-end text:name="__RefHeading___Toc4421_1182045595"/></text:h>
      <text:p text:style-name="Text_20_body"/>
      <text:p text:style-name="P58"><text:span text:style-name="resumeTest">Résumé:</text:span> Une fois en mode lecture l'utilisateur peut créer une note en utilisant l'option adapté<text:span text:style-name="T54">e</text:span> dans la barre de menu. <text:s/></text:p>
      <text:p text:style-name="P32"><text:span text:style-name="resumeTest">Date de création : </text:span>19/04/2016</text:p>
      <text:p text:style-name="P32"><text:span text:style-name="resumeTest"><text:span text:style-name="T26">Dernière modification </text:span></text:span><text:span text:style-name="resumeTest">: </text:span>19/04/2016</text:p>
      <text:p text:style-name="P32"><text:span text:style-name="resumeTest">Version : </text:span>1.1</text:p>
      <text:p text:style-name="P67"><text:span text:style-name="resumeTest">Acteurs concernés : </text:span>Utilisateurs connectés</text:p>
      <text:p text:style-name="P67"/>
      <text:p text:style-name="P84">Scénario nominal:</text:p>
      <text:p text:style-name="P58"><text:tab/>1. L'utilisateur sélectionne du texte</text:p>
      <text:p text:style-name="P58"><text:tab/>2. L'utilisateur utilise l'option créer une not<text:span text:style-name="T53">e</text:span></text:p>
      <text:p text:style-name="P58"><text:tab/>3. L'utilisateur écrit sa note</text:p>
      <text:p text:style-name="P58"><text:tab/>4. Le texte devient surligné, la note est créée et consultable en cliquant sur le texte préalablement sélectionné par l'utilisateur</text:p>
      <text:p text:style-name="P58"/>
      <text:p text:style-name="Heading_20_4">Scénario alternatif:</text:p>
      <text:p text:style-name="P59">1a : <text:span text:style-name="T45">Pas de texte sélectionné</text:span></text:p>
      <text:p text:style-name="P59"><text:span text:style-name="T45"><text:tab/>1. </text:span>L'utilisateur utilise l'option créer une note sans avoir <text:span text:style-name="T24">sélectionné</text:span> de texte</text:p>
      <text:p text:style-name="P59"><text:span text:style-name="T45"><text:tab/>2. </text:span>L'application envoie un message d'erreur à l'utilisateur</text:p>
      <text:p text:style-name="P58"/>
      <text:p text:style-name="P58"/>
      <text:p text:style-name="P58"/>
      <text:p text:style-name="P58"/>
      <text:p text:style-name="P58"/>
      <text:p text:style-name="P58"/>
      <text:p text:style-name="P58"/>
      <text:p text:style-name="P58"/>
      <text:p text:style-name="P58"/>
      <text:h text:style-name="Heading_20_3" text:outline-level="3"><text:bookmark-start text:name="__RefHeading___Toc4423_1182045595"/><text:soft-page-break/>Accéder à un signet <text:bookmark-end text:name="__RefHeading___Toc4423_1182045595"/></text:h>
      <text:p text:style-name="Text_20_body"/>
      <text:p text:style-name="P58"><text:span text:style-name="resumeTest">Résumé: </text:span><text:span text:style-name="T53">U</text:span>ne fois en mode lecture l'utilisateur peut accéder à un signet depuis la liste des signets.</text:p>
      <text:p text:style-name="P33"><text:span text:style-name="resumeTest">Date de création : </text:span>19/04/2016</text:p>
      <text:p text:style-name="P33"><text:span text:style-name="resumeTest"><text:span text:style-name="T26">Dernière modification </text:span></text:span><text:span text:style-name="resumeTest">: </text:span>19/04/2016</text:p>
      <text:p text:style-name="P33"><text:span text:style-name="resumeTest">Version : </text:span>1.1</text:p>
      <text:p text:style-name="P68"><text:span text:style-name="resumeTest">Acteurs concernés :</text:span> Utilisateurs connectés</text:p>
      <text:p text:style-name="P68"/>
      <text:p text:style-name="Heading_20_4">Scénario nominal:</text:p>
      <text:p text:style-name="P58"><text:tab/>1. L'utilisateur utilise l'option accéder à un signet, et la liste des signets apparaît</text:p>
      <text:p text:style-name="P58"><text:tab/>2. L'utilisateur sélectionne le signet qu'il souhaite et est redirigé sur la page associée</text:p>
      <text:p text:style-name="P58"/>
      <text:p text:style-name="Heading_20_4">Scénario alternatif:</text:p>
      <text:p text:style-name="P60">1<text:span text:style-name="T46">a : Pas de signet</text:span></text:p>
      <text:p text:style-name="P60"><text:span text:style-name="T46"><text:tab/>1. </text:span>L'utilisateur n'a préalablement créé aucun signet pour un livre en question et tente d'accéder à la liste des signets de celui-ci, mais elle est vide</text:p>
      <text:p text:style-name="P58"/>
      <text:p text:style-name="P58"/>
      <text:p text:style-name="P58"/>
      <text:p text:style-name="P58"/>
      <text:p text:style-name="P58"/>
      <text:p text:style-name="P58"/>
      <text:p text:style-name="P58"/>
      <text:p text:style-name="P58"/>
      <text:p text:style-name="P58"/>
      <text:p text:style-name="P58"/>
      <text:p text:style-name="P58"/>
      <text:h text:style-name="Heading_20_3" text:outline-level="3"><text:bookmark-start text:name="__RefHeading___Toc4425_1182045595"/><text:soft-page-break/>Rechercher dans l'ePub<text:bookmark-end text:name="__RefHeading___Toc4425_1182045595"/></text:h>
      <text:p text:style-name="P61"/>
      <text:p text:style-name="P61"><text:span text:style-name="resumeTest">Résumé : </text:span>L'utilisateur, connecté et en mode lecture, lance la recherche d'un où plusieurs mots dans l'ePub en cours de lecture.</text:p>
      <text:p text:style-name="P34"><text:span text:style-name="resumeTest">Date de création : </text:span>19/04/2016</text:p>
      <text:p text:style-name="P34"><text:span text:style-name="resumeTest"><text:span text:style-name="T26">Dernière modification </text:span></text:span><text:span text:style-name="resumeTest">: </text:span>19/04/2016</text:p>
      <text:p text:style-name="P34"><text:span text:style-name="resumeTest">Version : </text:span>1.1</text:p>
      <text:p text:style-name="P61"><text:span text:style-name="resumeTest">Acteurs </text:span><text:span text:style-name="resumeTest"><text:span text:style-name="T47">concernés </text:span></text:span><text:span text:style-name="resumeTest">: </text:span>Utilisateur<text:span text:style-name="T53">s</text:span> connecté<text:span text:style-name="T53">s</text:span></text:p>
      <text:p text:style-name="P61"/>
      <text:p text:style-name="Heading_20_4">Scénario nominal :</text:p>
      <text:p text:style-name="P61"><text:tab/>1. L'utilisateur lance une recherche</text:p>
      <text:p text:style-name="P61"><text:tab/>2. L'application affiche une barre de recherche</text:p>
      <text:p text:style-name="P61"><text:tab/>3. L'utilisateur tape sa requête et valide</text:p>
      <text:p text:style-name="P61"><text:tab/>4. L'application recherche dans l'ePub toutes les <text:span text:style-name="T47">occurrences</text:span> de la requête tapée, les met en évidence graphiquement et avance la lecture sur la première de ces occurrences par rapport à la page de lecture actuelle</text:p>
      <text:p text:style-name="P61"><text:tab/>5. L'utilisateur utilise les fonctions "Suivant / Précédent" pour atteindre l'emplacement qu'il désire</text:p>
      <text:p text:style-name="P61"><text:tab/>6. L'utilisateur ferme la recherche</text:p>
      <text:p text:style-name="P61"><text:tab/>7. L'application repasse en mode lecture classique</text:p>
      <text:p text:style-name="P61"/>
      <text:p text:style-name="Heading_20_4">Scénarios alternatifs :</text:p>
      <text:p text:style-name="P62">4a : Requête vide</text:p>
      <text:p text:style-name="P62"><text:tab/>1. L'utilisateur n'a rien entré dans la barre de recherche</text:p>
      <text:p text:style-name="P61"><text:tab/>2. L'application ferme la recherche et repasse en mode lecture classique</text:p>
      <text:p text:style-name="P61">4b : Aucun résultat</text:p>
      <text:p text:style-name="P61"><text:s/><text:tab/> <text:s/>1. L'application n'a pas pu trouver d'occurrences de la requête dans l'ePub actuel</text:p>
      <text:p text:style-name="P61"><text:tab/>2. L'application en notifie l'utilisateur puis repasse en mode lecture classique</text:p>
      <text:h text:style-name="Heading_20_3" text:outline-level="3"><text:bookmark-start text:name="__RefHeading___Toc4427_1182045595"/><text:soft-page-break/>Synchroniser ses notes / signets<text:bookmark-end text:name="__RefHeading___Toc4427_1182045595"/></text:h>
      <text:p text:style-name="P61"/>
      <text:p text:style-name="P61"><text:span text:style-name="resumeTest">Résumé : </text:span>Permet à l'utilisateur connecté et en mode lecture de synchroniser ses notes et signets avec ses autres appareils.</text:p>
      <text:p text:style-name="P34"><text:span text:style-name="resumeTest">Date de création : </text:span>19/04/2016</text:p>
      <text:p text:style-name="P34"><text:span text:style-name="resumeTest"><text:span text:style-name="T26">Dernière modification </text:span></text:span><text:span text:style-name="resumeTest">: </text:span>19/04/2016</text:p>
      <text:p text:style-name="P34"><text:span text:style-name="resumeTest">Version : </text:span>1.1</text:p>
      <text:p text:style-name="P61"><text:span text:style-name="resumeTest">Acteurs </text:span><text:span text:style-name="resumeTest"><text:span text:style-name="T47">concernés </text:span></text:span><text:span text:style-name="resumeTest">: </text:span>Utilisateur<text:span text:style-name="T53">s</text:span> connecté<text:span text:style-name="T53">s</text:span></text:p>
      <text:p text:style-name="P61"/>
      <text:p text:style-name="Heading_20_4">Scénario nominal :</text:p>
      <text:p text:style-name="P61"><text:tab/>1. L'utilisateur lance la synchronisation</text:p>
      <text:p text:style-name="P61"><text:tab/>2. L'application synchronise les données concernées</text:p>
      <text:p text:style-name="P61"/>
      <text:p text:style-name="Heading_20_4">Scénarios alternatifs :</text:p>
      <text:p text:style-name="P61">2a : Problème de connexion</text:p>
      <text:p text:style-name="P61"><text:s text:c="3"/><text:tab/>1. L'application ne peut synchroniser les données parce qu'elle n'est pas connectée à Internet</text:p>
      <text:p text:style-name="P61"><text:s text:c="2"/><text:tab/>2. L'application notifie le client</text:p>
      <text:p text:style-name="P61"><text:tab/>3. L'utilisateur repasse en mode lecture</text:p>
      <text:p text:style-name="P61"/>
      <text:p text:style-name="P61"/>
      <text:p text:style-name="P61"/>
      <text:p text:style-name="P61"/>
      <text:p text:style-name="P61"/>
      <text:p text:style-name="P61"/>
      <text:p text:style-name="P61"/>
      <text:p text:style-name="P61"/>
      <text:p text:style-name="P61"/>
      <text:p text:style-name="P61"/>
      <text:p text:style-name="P61"/>
      <text:h text:style-name="Heading_20_3" text:outline-level="3"><text:bookmark-start text:name="__RefHeading___Toc4429_1182045595"/><text:soft-page-break/><text:span text:style-name="T21">Bannir </text:span>un compte <text:bookmark-end text:name="__RefHeading___Toc4429_1182045595"/></text:h>
      <text:p text:style-name="P63"/>
      <text:p text:style-name="P63"><text:span text:style-name="resumeTest">Résumé :</text:span> Un administrateur peut supprimer le compte d'un utilisateur si celui-ci à préalablement était signalé par d'autre utilisateurs: par exemple si il est injurieux dans ses commentaires ou grossier ...</text:p>
      <text:p text:style-name="P63">Il en revient à l'administrateur de juger le bon fondement ou non d'une plainte concernant un utilisateur.</text:p>
      <text:p text:style-name="P35"><text:span text:style-name="resumeTest">Date de création : </text:span>19/04/2016</text:p>
      <text:p text:style-name="P35"><text:span text:style-name="resumeTest"><text:span text:style-name="T26">Dernière modification </text:span></text:span><text:span text:style-name="resumeTest">: </text:span>19/04/2016</text:p>
      <text:p text:style-name="P35"><text:span text:style-name="resumeTest">Version : </text:span>1.1</text:p>
      <text:p text:style-name="P63"><text:span text:style-name="resumeTest">Acteurs </text:span><text:span text:style-name="resumeTest"><text:span text:style-name="T48">concernés </text:span></text:span><text:span text:style-name="resumeTest">:</text:span> <text:s/>Administrateur<text:span text:style-name="T53">s</text:span></text:p>
      <text:p text:style-name="P63"/>
      <text:p text:style-name="Heading_20_4"><text:span text:style-name="T21">Scénario</text:span> nominal :</text:p>
      <text:p text:style-name="P63"><text:tab/>1. L'administrateur consulte la liste des utilisateurs ou recherche <text:span text:style-name="T21">directement</text:span> le profil d'un utilisateur ayant était signalé par un autre utilisateur</text:p>
      <text:p text:style-name="P63"><text:tab/>2. Il vérifie le bon fondement de cette plainte</text:p>
      <text:p text:style-name="P63"><text:tab/>3. Si l'utilisateur en question est en tor<text:span text:style-name="T54">t</text:span>, l'administrateur peut supprimer son compte ou simplement le <text:span text:style-name="T22">désactiver</text:span>: il sera alors impossible pour l'utilisateur d'utiliser l'application</text:p>
      <text:p text:style-name="P63"><text:tab/>4. Un mail est envoyé à cet utilisateur pour lui signaler son 'renvoi<text:span text:style-name="T53">'</text:span> du site ainsi que la raison</text:p>
      <text:p text:style-name="P63"/>
      <text:p text:style-name="Heading_20_4"/>
      <text:p text:style-name="Heading_20_4"/>
      <text:p text:style-name="Heading_20_4"/>
      <text:p text:style-name="Heading_20_4"/>
      <text:p text:style-name="Heading_20_4"/>
      <text:h text:style-name="Heading_20_3" text:outline-level="3"/>
      <text:p text:style-name="Text_20_body"/>
      <text:p text:style-name="Text_20_body"/>
      <text:h text:style-name="Heading_20_3" text:outline-level="3"><text:bookmark-start text:name="__RefHeading___Toc4431_1182045595"/><text:soft-page-break/>Surligner<text:bookmark-end text:name="__RefHeading___Toc4431_1182045595"/></text:h>
      <text:p text:style-name="P63"/>
      <text:p text:style-name="P63"><text:span text:style-name="resumeTest">Résumé :</text:span> Un utilisateur connecté et en mode lecture peut <text:span text:style-name="T49">sélectionner</text:span> plusieurs mots ou phrases ou pages afin de les surligner.</text:p>
      <text:p text:style-name="P36"><text:span text:style-name="resumeTest">Date de création : </text:span>19/04/2016</text:p>
      <text:p text:style-name="P36"><text:span text:style-name="resumeTest"><text:span text:style-name="T26">Dernière modification </text:span></text:span><text:span text:style-name="resumeTest">: </text:span>19/04/2016</text:p>
      <text:p text:style-name="P36"><text:span text:style-name="resumeTest">Version : </text:span>1.1</text:p>
      <text:p text:style-name="P63"><text:span text:style-name="resumeTest">Acteurs </text:span><text:span text:style-name="resumeTest"><text:span text:style-name="T49">concernés </text:span></text:span><text:span text:style-name="resumeTest">:</text:span> <text:s/>Administrateur<text:span text:style-name="T53">s</text:span></text:p>
      <text:p text:style-name="P63"/>
      <text:p text:style-name="Heading_20_4">Scénario nominal : </text:p>
      <text:p text:style-name="P63"><text:tab/>1. L'utilisateur en mode lecture doit <text:span text:style-name="T49">sélectionner</text:span> ce qu'il désire souligner, puis clique sur le bouton prévu à cet effet, ce qui aura pour effet de surligner le texte <text:span text:style-name="T21">sélectionné</text:span></text:p>
      <text:p text:style-name="P63"/>
      <text:p text:style-name="P63"><text:tab/></text:p>
      <text:p text:style-name="P63"/>
      <text:p text:style-name="P63"/>
      <text:p text:style-name="P63"/>
      <text:p text:style-name="P63"/>
      <text:p text:style-name="P63"/>
      <text:p text:style-name="P63"/>
      <text:p text:style-name="P64"/>
      <text:p text:style-name="P64"/>
      <text:p text:style-name="P64"/>
      <text:p text:style-name="P64"/>
      <text:p text:style-name="P64"/>
      <text:p text:style-name="P64"/>
      <text:p text:style-name="P64"/>
      <text:p text:style-name="P64"/>
      <text:p text:style-name="P64"/>
      <text:h text:style-name="Heading_20_3" text:outline-level="3"><text:bookmark-start text:name="__RefHeading___Toc4433_1182045595"/><text:soft-page-break/>Recherche la définition d’un mot ou d’une expression<text:bookmark-end text:name="__RefHeading___Toc4433_1182045595"/></text:h>
      <text:p text:style-name="P65"/>
      <text:p text:style-name="P65"><text:span text:style-name="resumeTest">Résumé :</text:span> Permet à un utilisateur <text:span text:style-name="T49">connecté</text:span> se situant sur le lecteur d’un livre de rechercher la définition d’un mot ou d’une expression sur internet (Wikipédia, Google, dictionnaire en ligne, …).</text:p>
      <text:p text:style-name="P36"><text:span text:style-name="resumeTest">Date de création : </text:span>19/04/2016</text:p>
      <text:p text:style-name="P36"><text:span text:style-name="resumeTest"><text:span text:style-name="T26">Dernière modification </text:span></text:span><text:span text:style-name="resumeTest">: </text:span>19/04/2016</text:p>
      <text:p text:style-name="P36"><text:span text:style-name="resumeTest">Version : </text:span>1.1</text:p>
      <text:p text:style-name="P65"><text:span text:style-name="resumeTest">Acteurs concernés : </text:span>Utilisateurs enregistrés</text:p>
      <text:p text:style-name="P65"/>
      <text:p text:style-name="Heading_20_4">Scénario nominal :</text:p>
      <text:p text:style-name="P65"><text:tab/>1. L’utilisateur sélectionne un mot ou une expression sur le lecteur</text:p>
      <text:p text:style-name="P65"><text:tab/>2. L’utilisateur demande la recherche d’une définition</text:p>
      <text:p text:style-name="P65"><text:tab/>3. L’application effectue une recherche sur les différentes sources disponibles</text:p>
      <text:p text:style-name="P65"><text:tab/>4. L’application affiche sur une fenêtre pop-up les différents résultats trouvés dans les différentes sources utilisées</text:p>
      <text:p text:style-name="P65"/>
      <text:p text:style-name="Heading_20_4">Scénarios alternatifs :</text:p>
      <text:p text:style-name="P65">3a : L’utilisateur n’a pas de connexion internet</text:p>
      <text:p text:style-name="P65"><text:tab/>1. L’application informe l’utilisateur qu’il n’a pas de connexion internet</text:p>
      <text:p text:style-name="P65"/>
      <text:p text:style-name="P65"/>
      <text:p text:style-name="P65"/>
      <text:p text:style-name="P65"/>
      <text:p text:style-name="P65"/>
      <text:p text:style-name="P65"/>
      <text:p text:style-name="P65"/>
      <text:p text:style-name="P65"/>
      <text:h text:style-name="Heading_20_3" text:outline-level="3"><text:bookmark-start text:name="__RefHeading___Toc4543_1182045595"/><text:soft-page-break/>Gestion des tickets d’assistance<text:bookmark-end text:name="__RefHeading___Toc4543_1182045595"/></text:h>
      <text:p text:style-name="P65"/>
      <text:p text:style-name="P65"><text:span text:style-name="resumeTest">Résumé :</text:span> Permet à un <text:s/>administrateur <text:span text:style-name="T50">(connecté) </text:span>de traiter un ou plusieurs tickets qui ont été générés par les utilisateurs.</text:p>
      <text:p text:style-name="P37"><text:span text:style-name="resumeTest">Date de création : </text:span>19/04/2016</text:p>
      <text:p text:style-name="P37"><text:span text:style-name="resumeTest"><text:span text:style-name="T26">Dernière modification </text:span></text:span><text:span text:style-name="resumeTest">: </text:span>19/04/2016</text:p>
      <text:p text:style-name="P37"><text:span text:style-name="resumeTest">Version : </text:span>1.1</text:p>
      <text:p text:style-name="P65"><text:span text:style-name="resumeTest">Acteurs concernés :</text:span> <text:span text:style-name="T23">A</text:span>dministrateur<text:span text:style-name="T53">s</text:span></text:p>
      <text:p text:style-name="P65"/>
      <text:p text:style-name="Heading_20_4">Scénario nominal :</text:p>
      <text:p text:style-name="P65"><text:tab/>1. L’administrateur accède à la page des tickets</text:p>
      <text:p text:style-name="P65"><text:tab/>2. L’application affiche tous les tickets qui n’ont pas été traités</text:p>
      <text:p text:style-name="P65"><text:tab/>3. L’administrateur sélectionne alors le ticket qu’il veut traiter</text:p>
      <text:p text:style-name="P65"><text:tab/>4. L’application affiche alors les informations du ticket (titre, utilisateur qui a généré le ticket, sujet, …)</text:p>
      <text:p text:style-name="P65"><text:tab/>5. L’administrateur traite le ticket</text:p>
      <text:p text:style-name="P65"><text:tab/>6. L’application met alors à jour le ticket et le met dans l’état traité, l’administrateur est alors retourné sur la page des tickets</text:p>
      <text:p text:style-name="P65"/>
      <text:p text:style-name="P65"/>
      <text:p text:style-name="P65"/>
      <text:p text:style-name="P65"/>
      <text:p text:style-name="P65"/>
      <text:p text:style-name="P65"/>
      <text:p text:style-name="P65"/>
      <text:p text:style-name="P65"/>
      <text:p text:style-name="P65"/>
      <text:p text:style-name="P65"/>
      <text:p text:style-name="P65"/>
      <text:h text:style-name="Heading_20_3" text:outline-level="3"><text:bookmark-start text:name="__RefHeading___Toc4437_1182045595"/><text:soft-page-break/>Modérer une évaluation<text:bookmark-end text:name="__RefHeading___Toc4437_1182045595"/></text:h>
      <text:p text:style-name="P5"/>
      <text:p text:style-name="P5"><text:span text:style-name="resumeTest">Résumé : </text:span>Permet à un administrateur de modifier / supprimer une évaluation (qui pourrait être contraire aux règles d'utilisation).</text:p>
      <text:p text:style-name="P38"><text:span text:style-name="resumeTest">Date de création : </text:span>19/04/2016</text:p>
      <text:p text:style-name="P38"><text:span text:style-name="resumeTest"><text:span text:style-name="T26">Dernière modification </text:span></text:span><text:span text:style-name="resumeTest">: </text:span>19/04/2016</text:p>
      <text:p text:style-name="P38"><text:span text:style-name="resumeTest">Version : </text:span>1.1</text:p>
      <text:p text:style-name="P5"><text:span text:style-name="resumeTest">Acteurs </text:span><text:span text:style-name="resumeTest"><text:span text:style-name="T51">concernés </text:span></text:span><text:span text:style-name="resumeTest">:</text:span> Administrateur<text:span text:style-name="T53">s, Application</text:span></text:p>
      <text:p text:style-name="P100"><text:span text:style-name="resumeTest"><text:span text:style-name="T55">Préconditions </text:span></text:span><text:span text:style-name="resumeTest">:</text:span> <text:span text:style-name="T55">Administrateurs connectés</text:span></text:p>
      <text:p text:style-name="P100"><text:span text:style-name="resumeTest"><text:span text:style-name="T55">Postconditions </text:span></text:span><text:span text:style-name="resumeTest">:</text:span> <text:span text:style-name="T55">Administrateurs connectés</text:span></text:p>
      <text:p text:style-name="P100"/>
      <text:p text:style-name="Heading_20_4">Scénario nominal :</text:p>
      <text:p text:style-name="P5"><text:tab/>1. L'administrateur en train de consulter une évaluation accède à l'interface de gestion de cette évaluation</text:p>
      <text:p text:style-name="P5"><text:tab/>2. Il peut décider de supprimer tout ou partie de l'évaluation</text:p>
      <text:p text:style-name="P5"><text:tab/>3. <text:span text:style-name="T24">L'administrateur</text:span> valide la modification</text:p>
      <text:p text:style-name="P5"><text:tab/>4. L'application enregistre la modification</text:p>
      <text:p text:style-name="P5"/>
      <text:p text:style-name="Heading_20_4">Scénarios alternatifs :</text:p>
      <text:p text:style-name="P5">3a : Annulation</text:p>
      <text:p text:style-name="P5"><text:s text:c="3"/><text:tab/>1. L'administrateur décide d'annuler ses modifications et de restaurer l'évaluation dans son état précédent</text:p>
      <text:p text:style-name="P5"><text:s text:c="3"/><text:tab/>2. L'application ne valide pas les modifications</text:p>
      <text:p text:style-name="P5"><text:tab/>3. L'administrateur reprend au point 1</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Comic Sans MS" svg:font-family="'Comic Sans MS'" style:font-family-generic="script" style:font-pitch="variable"/>
    <style:font-face style:name="Helvetica" svg:font-family="Helvetica" style:font-family-generic="swiss" style:font-pitch="variable"/>
    <style:font-face style:name="Helvetica1" svg:font-family="Helvetica"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Helvetica1" fo:font-family="Helvetica" style:font-style-name="Regular" style:font-family-generic="swiss" style:font-pitch="variable" fo:font-size="14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class="text">
      <style:text-properties style:text-underline-style="solid" style:text-underline-width="auto" style:text-underline-color="font-color"/>
    </style:style>
    <style:style style:name="Heading_20_5" style:display-name="Heading 5" style:family="paragraph" style:parent-style-name="Heading" style:class="text"/>
    <style:style style:name="Signature" style:family="paragraph" style:parent-style-name="Standard" style:class="text"/>
    <style:style style:name="Footer" style:family="paragraph" style:parent-style-name="Standard" style:class="extra"/>
    <style:style style:name="resume" style:family="paragraph" style:parent-style-name="Text_20_body" style:master-page-name="">
      <style:paragraph-properties style:page-number="auto"/>
      <style:text-properties fo:color="#3399ff" style:font-name="Helvetica" fo:font-family="Helvetica" style:font-family-generic="swiss" style:font-pitch="variable" fo:font-size="14pt" fo:font-style="italic" officeooo:rsid="001a3045" style:font-size-asian="14pt" style:font-size-complex="14pt"/>
    </style:style>
    <style:style style:name="Untitled1" style:family="paragraph" style:parent-style-name="Hanging_20_indent">
      <style:text-properties fo:color="#3399ff" fo:font-style="italic" style:font-size-asian="10.5pt"/>
    </style:style>
    <style:style style:name="Hanging_20_indent" style:display-name="Hanging indent" style:family="paragraph" style:parent-style-name="Text_20_body" style:class="tex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resumeTest" style:family="text">
      <style:text-properties fo:color="#3399ff" style:font-name="Helvetica1" fo:font-family="Helvetica" style:font-style-name="Regular" style:font-family-generic="swiss" style:font-pitch="variable" fo:font-size="14pt" fo:font-style="italic" style:text-underline-style="none" style:font-size-asian="10.5pt"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officeooo:rsid="004b50ef" officeooo:paragraph-rsid="004b50e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PIL – Call Me Ishmael <text:s text:c="2"/><text:tab/><text:tab/><text:tab/><text:tab/><text:tab/><text:tab/><text:tab/><text:tab/><text:tab/> <text:s text:c="7"/>201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9T16:02:30.267476000</meta:creation-date>
    <dc:date>2016-04-22T14:15:48.484106000</dc:date>
    <meta:editing-duration>PT4H29M25S</meta:editing-duration>
    <meta:editing-cycles>76</meta:editing-cycles>
    <meta:generator>LibreOffice/5.1.2.2$MacOSX_X86_64 LibreOffice_project/81227ea3db75fc5a100ed719a4c44fb011409b01</meta:generator>
    <meta:document-statistic meta:table-count="0" meta:image-count="1" meta:object-count="0" meta:page-count="41" meta:paragraph-count="524" meta:word-count="4485" meta:character-count="28886" meta:non-whitespace-character-count="24667"/>
  </office:meta>
</office:document-meta>
</file>